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ource Sans Pro" svg:font-family="Source Sans Pro"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rmal" style:family="paragraph">
      <style:paragraph-properties fo:widows="2" fo:orphans="2"/>
      <style:text-properties style:font-name-complex="Tahoma" fo:font-weight="bold" style:font-weight-asian="bold" style:text-underline-type="single" style:text-underline-style="solid" style:text-underline-width="auto" style:text-underline-mode="continuous"/>
    </style:style>
    <style:style style:name="P3" style:parent-style-name="Normal" style:family="paragraph">
      <style:paragraph-properties fo:widows="2" fo:orphans="2"/>
      <style:text-properties style:font-name-complex="Tahoma" fo:font-weight="bold" style:font-weight-asian="bold"/>
    </style:style>
    <style:style style:name="P4" style:parent-style-name="Normal" style:list-style-name="WWNum210" style:family="paragraph">
      <style:paragraph-properties fo:widows="2" fo:orphans="2"/>
      <style:text-properties fo:font-weight="bold" style:font-weight-asian="bold" style:font-weight-complex="bold"/>
    </style:style>
    <style:style style:name="P5" style:parent-style-name="Normal" style:family="paragraph">
      <style:paragraph-properties fo:widows="2" fo:orphans="2"/>
      <style:text-properties style:font-name-complex="Tahoma" fo:font-weight="bold" style:font-weight-asian="bold"/>
    </style:style>
    <style:style style:name="P6" style:parent-style-name="Normal" style:list-style-name="WWNum210" style:family="paragraph">
      <style:paragraph-properties fo:widows="2" fo:orphans="2"/>
    </style:style>
    <style:style style:name="T7" style:parent-style-name="DefaultParagraphFont" style:family="text">
      <style:text-properties style:font-name-complex="Tahoma" fo:font-weight="bold" style:font-weight-asian="bold"/>
    </style:style>
    <style:style style:name="T8" style:parent-style-name="DefaultParagraphFont" style:family="text">
      <style:text-properties style:font-name-complex="Tahoma" fo:font-weight="bold" style:font-weight-asian="bold" fo:color="#00B050"/>
    </style:style>
    <style:style style:name="P9" style:parent-style-name="Normal" style:family="paragraph">
      <style:paragraph-properties fo:widows="2" fo:orphans="2"/>
      <style:text-properties style:font-name-complex="Tahoma" fo:font-weight="bold" style:font-weight-asian="bold" style:text-underline-type="single" style:text-underline-style="solid" style:text-underline-width="auto" style:text-underline-mode="continuous"/>
    </style:style>
    <style:style style:name="P10" style:parent-style-name="Normal" style:family="paragraph">
      <style:paragraph-properties fo:widows="2" fo:orphans="2"/>
    </style:style>
    <style:style style:name="T11" style:parent-style-name="DefaultParagraphFont" style:family="text">
      <style:text-properties style:font-name-complex="Tahoma" fo:font-weight="bold" style:font-weight-asian="bold"/>
    </style:style>
    <style:style style:name="P12" style:parent-style-name="Normal" style:list-style-name="WWNum210" style:family="paragraph">
      <style:paragraph-properties fo:widows="2" fo:orphans="2"/>
    </style:style>
    <style:style style:name="T13" style:parent-style-name="DefaultParagraphFont" style:family="text">
      <style:text-properties style:font-name-complex="Tahoma" fo:font-weight="bold" style:font-weight-asian="bold"/>
    </style:style>
    <style:style style:name="T14" style:parent-style-name="DefaultParagraphFont" style:family="text">
      <style:text-properties style:font-name-complex="Tahoma" fo:font-weight="bold" style:font-weight-asian="bold" fo:font-style="italic" style:font-style-asian="italic" style:font-style-complex="italic"/>
    </style:style>
    <style:style style:name="P15" style:parent-style-name="Normal" style:list-style-name="WWNum210" style:family="paragraph">
      <style:paragraph-properties fo:widows="2" fo:orphans="2"/>
      <style:text-properties style:font-name-complex="Tahoma" fo:font-weight="bold" style:font-weight-asian="bold"/>
    </style:style>
    <style:style style:name="P16" style:parent-style-name="Normal" style:list-style-name="WWNum210" style:family="paragraph">
      <style:paragraph-properties fo:widows="2" fo:orphans="2"/>
      <style:text-properties style:font-name-complex="Tahoma" fo:font-weight="bold" style:font-weight-asian="bold"/>
    </style:style>
    <style:style style:name="P17" style:parent-style-name="Normal" style:list-style-name="WWNum210" style:family="paragraph">
      <style:paragraph-properties fo:widows="2" fo:orphans="2"/>
    </style:style>
    <style:style style:name="T18" style:parent-style-name="DefaultParagraphFont" style:family="text">
      <style:text-properties style:font-name-complex="Tahoma" fo:font-weight="bold" style:font-weight-asian="bold" fo:font-style="italic" style:font-style-asian="italic"/>
    </style:style>
    <style:style style:name="T19" style:parent-style-name="DefaultParagraphFont" style:family="text">
      <style:text-properties style:font-name-complex="Tahoma" fo:font-weight="bold" style:font-weight-asian="bold"/>
    </style:style>
    <style:style style:name="P20" style:parent-style-name="Normal" style:list-style-name="WWNum210" style:family="paragraph">
      <style:paragraph-properties fo:widows="2" fo:orphans="2"/>
      <style:text-properties style:font-name-complex="Tahoma" fo:font-weight="bold" style:font-weight-asian="bold"/>
    </style:style>
    <style:style style:name="P21" style:parent-style-name="Normal" style:list-style-name="WWNum210" style:family="paragraph">
      <style:paragraph-properties fo:widows="2" fo:orphans="2"/>
      <style:text-properties style:font-name-complex="Tahoma" fo:font-weight="bold" style:font-weight-asian="bold"/>
    </style:style>
    <style:style style:name="P22" style:parent-style-name="Normal" style:list-style-name="WWNum210" style:family="paragraph">
      <style:paragraph-properties fo:widows="2" fo:orphans="2"/>
      <style:text-properties style:font-name-complex="Tahoma" fo:font-weight="bold" style:font-weight-asian="bold"/>
    </style:style>
    <style:style style:name="P23" style:parent-style-name="Normal" style:list-style-name="WWNum210" style:family="paragraph">
      <style:paragraph-properties fo:widows="2" fo:orphans="2"/>
      <style:text-properties style:font-name-complex="Tahoma" fo:font-weight="bold" style:font-weight-asian="bold"/>
    </style:style>
    <style:style style:name="P24" style:parent-style-name="Normal" style:list-style-name="WWNum210" style:family="paragraph">
      <style:paragraph-properties fo:widows="2" fo:orphans="2"/>
      <style:text-properties style:font-name-complex="Tahoma" fo:font-weight="bold" style:font-weight-asian="bold"/>
    </style:style>
    <style:style style:name="P25" style:parent-style-name="Normal" style:family="paragraph">
      <style:paragraph-properties fo:widows="2" fo:orphans="2"/>
      <style:text-properties style:font-name-complex="Tahoma" fo:font-weight="bold" style:font-weight-asian="bold"/>
    </style:style>
    <style:style style:name="P26" style:parent-style-name="Normal" style:list-style-name="WWNum39" style:family="paragraph">
      <style:paragraph-properties fo:widows="2" fo:orphans="2"/>
      <style:text-properties style:font-name-complex="Tahoma" fo:font-weight="bold" style:font-weight-asian="bold"/>
    </style:style>
    <style:style style:name="P27" style:parent-style-name="Normal" style:list-style-name="WWNum39" style:family="paragraph">
      <style:paragraph-properties fo:widows="2" fo:orphans="2"/>
      <style:text-properties style:font-name-complex="Tahoma" fo:font-weight="bold" style:font-weight-asian="bold"/>
    </style:style>
    <style:style style:name="P28" style:parent-style-name="Normal" style:list-style-name="WWNum39" style:family="paragraph">
      <style:paragraph-properties fo:widows="2" fo:orphans="2"/>
      <style:text-properties style:font-name-complex="Tahoma" fo:font-weight="bold" style:font-weight-asian="bold"/>
    </style:style>
    <style:style style:name="P29" style:parent-style-name="Normal" style:list-style-name="WWNum39" style:family="paragraph">
      <style:paragraph-properties fo:widows="2" fo:orphans="2"/>
      <style:text-properties style:font-name-complex="Tahoma" fo:font-weight="bold" style:font-weight-asian="bold"/>
    </style:style>
    <style:style style:name="P30" style:parent-style-name="Normal" style:list-style-name="WWNum39" style:family="paragraph">
      <style:paragraph-properties fo:widows="2" fo:orphans="2"/>
      <style:text-properties style:font-name-complex="Tahoma" fo:font-weight="bold" style:font-weight-asian="bold"/>
    </style:style>
    <style:style style:name="P31" style:parent-style-name="Normal" style:list-style-name="WWNum39" style:family="paragraph">
      <style:paragraph-properties fo:widows="2" fo:orphans="2"/>
      <style:text-properties style:font-name-complex="Tahoma" fo:font-weight="bold" style:font-weight-asian="bold"/>
    </style:style>
    <style:style style:name="P32" style:parent-style-name="Normal" style:list-style-name="WWNum39" style:family="paragraph">
      <style:paragraph-properties fo:widows="2" fo:orphans="2"/>
      <style:text-properties style:font-name-complex="Tahoma" fo:font-weight="bold" style:font-weight-asian="bold"/>
    </style:style>
    <style:style style:name="P33" style:parent-style-name="Normal" style:list-style-name="WWNum39" style:family="paragraph">
      <style:paragraph-properties fo:widows="2" fo:orphans="2"/>
      <style:text-properties style:font-name-complex="Tahoma" fo:font-weight="bold" style:font-weight-asian="bold"/>
    </style:style>
    <style:style style:name="T34" style:parent-style-name="DefaultParagraphFont" style:family="text">
      <style:text-properties fo:font-weight="bold" style:font-weight-asian="bold" fo:color="#C00000"/>
    </style:style>
    <style:style style:name="T35" style:parent-style-name="DefaultParagraphFont" style:family="text">
      <style:text-properties fo:font-weight="bold" style:font-weight-asian="bold" fo:font-style="italic" style:font-style-asian="italic" style:font-style-complex="italic" fo:color="#C00000"/>
    </style:style>
    <style:style style:name="T36" style:parent-style-name="DefaultParagraphFont" style:family="text">
      <style:text-properties fo:font-weight="bold" style:font-weight-asian="bold" fo:color="#C00000"/>
    </style:style>
    <style:style style:name="T37" style:parent-style-name="DefaultParagraphFont" style:family="text">
      <style:text-properties fo:font-weight="bold" style:font-weight-asian="bold" style:text-underline-type="single" style:text-underline-style="solid" style:text-underline-width="auto" style:text-underline-mode="continuous"/>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ListParagraph" style:list-style-name="WWNum5" style:family="paragraph">
      <style:paragraph-properties fo:text-align="justify" fo:margin-bottom="0.0833in" fo:line-height="100%"/>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fo:font-style="italic" style:font-style-asian="italic"/>
    </style:style>
    <style:style style:name="P43" style:parent-style-name="Normal" style:list-style-name="WWNum51" style:family="paragraph">
      <style:paragraph-properties fo:widows="2" fo:orphans="2" style:vertical-align="auto" fo:margin-top="0.0694in" fo:margin-bottom="0.0694in" fo:line-height="100%"/>
      <style:text-properties style:font-name-asian="Times New Roman" style:font-name-complex="Calibri" fo:font-weight="bold" style:font-weight-asian="bold" style:font-weight-complex="bold" fo:color="#000000" style:letter-kerning="false" fo:hyphenate="true"/>
    </style:style>
    <style:style style:name="P44" style:parent-style-name="Normal" style:list-style-name="WWNum51" style:family="paragraph">
      <style:paragraph-properties fo:widows="2" fo:orphans="2" style:vertical-align="auto" fo:margin-top="0.0694in" fo:margin-bottom="0.0694in" fo:line-height="100%"/>
      <style:text-properties style:font-name-asian="Times New Roman" style:font-name-complex="Calibri" fo:font-weight="bold" style:font-weight-asian="bold" style:font-weight-complex="bold" fo:color="#000000" style:letter-kerning="false" fo:hyphenate="true"/>
    </style:style>
    <style:style style:name="P45" style:parent-style-name="Normal" style:list-style-name="WWNum51" style:family="paragraph">
      <style:paragraph-properties fo:widows="2" fo:orphans="2" style:vertical-align="auto" fo:margin-top="0.0694in" fo:margin-bottom="0.0694in" fo:line-height="100%"/>
      <style:text-properties style:font-name-asian="Times New Roman" style:font-name-complex="Calibri" fo:font-weight="bold" style:font-weight-asian="bold" style:font-weight-complex="bold" fo:color="#000000" style:letter-kerning="false" fo:hyphenate="true"/>
    </style:style>
    <style:style style:name="P46" style:parent-style-name="ListParagraph" style:list-style-name="WWNum5" style:family="paragraph">
      <style:paragraph-properties fo:text-align="justify" fo:margin-bottom="0.0833in" fo:line-height="100%"/>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Standard" style:list-style-name="WWNum5" style:family="paragraph"/>
    <style:style style:name="T49" style:parent-style-name="DefaultParagraphFont" style:family="text">
      <style:text-properties fo:font-weight="bold" style:font-weight-asian="bold"/>
    </style:style>
    <style:style style:name="P50" style:parent-style-name="ListParagraph" style:list-style-name="WWNum5"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fo:color="#C00000"/>
    </style:style>
    <style:style style:name="T53" style:parent-style-name="DefaultParagraphFont" style:family="text">
      <style:text-properties fo:font-weight="bold" style:font-weight-asian="bold" style:font-weight-complex="bold" fo:color="#C00000"/>
    </style:style>
    <style:style style:name="T54" style:parent-style-name="DefaultParagraphFont" style:family="text">
      <style:text-properties fo:font-weight="bold" style:font-weight-asian="bold" style:font-weight-complex="bold" fo:color="#C00000"/>
    </style:style>
    <style:style style:name="T55" style:parent-style-name="DefaultParagraphFont" style:family="text">
      <style:text-properties fo:font-weight="bold" style:font-weight-asian="bold" style:font-weight-complex="bold" fo:color="#C00000"/>
    </style:style>
    <style:style style:name="T56" style:parent-style-name="DefaultParagraphFont" style:family="text">
      <style:text-properties fo:font-weight="bold" style:font-weight-asian="bold" fo:color="#C00000"/>
    </style:style>
    <style:style style:name="T57" style:parent-style-name="DefaultParagraphFont" style:family="text">
      <style:text-properties fo:font-weight="bold" style:font-weight-asian="bold" fo:font-style="italic" style:font-style-asian="italic" fo:color="#C00000"/>
    </style:style>
    <style:style style:name="T58" style:parent-style-name="DefaultParagraphFont" style:family="text">
      <style:text-properties fo:font-weight="bold" style:font-weight-asian="bold" fo:color="#C00000"/>
    </style:style>
    <style:style style:name="T59" style:parent-style-name="DefaultParagraphFont" style:family="text">
      <style:text-properties fo:font-weight="bold" style:font-weight-asian="bold" fo:font-style="italic" style:font-style-asian="italic" fo:color="#C00000"/>
    </style:style>
    <style:style style:name="T60" style:parent-style-name="DefaultParagraphFont" style:family="text">
      <style:text-properties fo:font-weight="bold" style:font-weight-asian="bold" fo:color="#C00000"/>
    </style:style>
    <style:style style:name="P61" style:parent-style-name="Standard" style:family="paragraph">
      <style:text-properties fo:font-weight="bold" style:font-weight-asian="bold" style:text-underline-type="single" style:text-underline-style="solid" style:text-underline-width="auto" style:text-underline-mode="continuous"/>
    </style:style>
    <style:style style:name="T62" style:parent-style-name="DefaultParagraphFont" style:family="text">
      <style:text-properties fo:font-weight="bold" style:font-weight-asian="bold"/>
    </style:style>
    <style:style style:name="P63" style:parent-style-name="ListParagraph" style:list-style-name="WWNum38" style:family="paragraph"/>
    <style:style style:name="T64" style:parent-style-name="DefaultParagraphFont" style:family="text">
      <style:text-properties fo:font-weight="bold" style:font-weight-asian="bold" fo:color="#C00000"/>
    </style:style>
    <style:style style:name="T65" style:parent-style-name="DefaultParagraphFont" style:family="text">
      <style:text-properties fo:font-weight="bold" style:font-weight-asian="bold" fo:color="#C00000"/>
    </style:style>
    <style:style style:name="T66" style:parent-style-name="DefaultParagraphFont" style:family="text">
      <style:text-properties fo:font-weight="bold" style:font-weight-asian="bold" fo:color="#C00000"/>
    </style:style>
    <style:style style:name="T67" style:parent-style-name="DefaultParagraphFont" style:family="text">
      <style:text-properties fo:font-weight="bold" style:font-weight-asian="bold"/>
    </style:style>
    <style:style style:name="P68" style:parent-style-name="ListParagraph" style:list-style-name="WWNum38" style:family="paragraph"/>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weight="bold" style:font-weight-asian="bold"/>
    </style:style>
    <style:style style:name="P72" style:parent-style-name="ListParagraph" style:list-style-name="WWNum38" style:family="paragraph"/>
    <style:style style:name="T73" style:parent-style-name="DefaultParagraphFont" style:family="text">
      <style:text-properties fo:font-weight="bold" style:font-weight-asian="bold"/>
    </style:style>
    <style:style style:name="P74" style:parent-style-name="ListParagraph" style:list-style-name="WWNum38" style:family="paragraph"/>
    <style:style style:name="T75" style:parent-style-name="DefaultParagraphFont" style:family="text">
      <style:text-properties fo:font-weight="bold" style:font-weight-asian="bold"/>
    </style:style>
    <style:style style:name="P76" style:parent-style-name="ListParagraph" style:list-style-name="WWNum38" style:family="paragraph"/>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weight="bold" style:font-weight-asian="bold"/>
    </style:style>
    <style:style style:name="P80" style:parent-style-name="ListParagraph" style:list-style-name="WWNum38" style:family="paragraph">
      <style:paragraph-properties fo:text-align="justify" fo:margin-bottom="0.0833in" fo:line-height="100%"/>
      <style:text-properties fo:font-weight="bold" style:font-weight-asian="bold" style:font-weight-complex="bold"/>
    </style:style>
    <style:style style:name="P81" style:parent-style-name="ListParagraph" style:list-style-name="WWNum38" style:family="paragraph"/>
    <style:style style:name="T82" style:parent-style-name="DefaultParagraphFont" style:family="text">
      <style:text-properties fo:font-weight="bold" style:font-weight-asian="bold" style:font-weight-complex="bold"/>
    </style:style>
    <style:style style:name="P83" style:parent-style-name="ListParagraph" style:list-style-name="WWNum38" style:family="paragraph"/>
    <style:style style:name="T84" style:parent-style-name="DefaultParagraphFont" style:family="text">
      <style:text-properties fo:font-weight="bold" style:font-weight-asian="bold"/>
    </style:style>
    <style:style style:name="P85" style:parent-style-name="ListParagraph" style:list-style-name="WWNum38" style:family="paragraph"/>
    <style:style style:name="T86" style:parent-style-name="DefaultParagraphFont" style:family="text">
      <style:text-properties fo:font-weight="bold" style:font-weight-asian="bold"/>
    </style:style>
    <style:style style:name="P87" style:parent-style-name="ListParagraph" style:list-style-name="WWNum38" style:family="paragraph"/>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fo:color="#C00000"/>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fo:color="#C00000"/>
    </style:style>
    <style:style style:name="T92" style:parent-style-name="DefaultParagraphFont" style:family="text">
      <style:text-properties fo:font-weight="bold" style:font-weight-asian="bold" style:font-weight-complex="bold" fo:color="#C00000"/>
    </style:style>
    <style:style style:name="P93" style:parent-style-name="ListParagraph" style:list-style-name="WWNum19" style:family="paragraph"/>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style:font-name="Source Sans Pro" fo:color="#111111" fo:font-size="15pt" style:font-size-asian="15pt" style:font-size-complex="15pt" fo:background-color="#FFFFFF"/>
    </style:style>
    <style:style style:name="T96" style:parent-style-name="DefaultParagraphFont" style:family="text">
      <style:text-properties style:font-name="Source Sans Pro" fo:color="#111111" fo:background-color="#FFFFFF"/>
    </style:style>
    <style:style style:name="T97" style:parent-style-name="DefaultParagraphFont" style:family="text">
      <style:text-properties style:font-name="Source Sans Pro" fo:font-weight="bold" style:font-weight-asian="bold" style:font-weight-complex="bold" fo:color="#111111" fo:background-color="#FFFFFF"/>
    </style:style>
    <style:style style:name="T98" style:parent-style-name="DefaultParagraphFont" style:family="text">
      <style:text-properties style:font-name="Source Sans Pro" fo:color="#111111" fo:background-color="#FFFFFF"/>
    </style:style>
    <style:style style:name="T99" style:parent-style-name="DefaultParagraphFont" style:family="text">
      <style:text-properties fo:font-weight="bold" style:font-weight-asian="bold" style:font-weight-complex="bold"/>
    </style:style>
    <style:style style:name="P100" style:parent-style-name="ListParagraph" style:list-style-name="WWNum19" style:family="paragraph"/>
    <style:style style:name="T101" style:parent-style-name="DefaultParagraphFont" style:family="text">
      <style:text-properties fo:font-weight="bold" style:font-weight-asian="bold" style:font-weight-complex="bold"/>
    </style:style>
    <style:style style:name="P102" style:parent-style-name="ListParagraph" style:list-style-name="WWNum19" style:family="paragraph"/>
    <style:style style:name="T103" style:parent-style-name="DefaultParagraphFont" style:family="text">
      <style:text-properties fo:font-weight="bold" style:font-weight-asian="bold"/>
    </style:style>
    <style:style style:name="P104" style:parent-style-name="ListParagraph" style:list-style-name="WWNum19" style:family="paragraph"/>
    <style:style style:name="T105" style:parent-style-name="DefaultParagraphFont" style:family="text">
      <style:text-properties fo:font-weight="bold" style:font-weight-asian="bold"/>
    </style:style>
    <style:style style:name="P106" style:parent-style-name="ListParagraph" style:list-style-name="WWNum19" style:family="paragraph"/>
    <style:style style:name="T107" style:parent-style-name="DefaultParagraphFont" style:family="text">
      <style:text-properties fo:font-weight="bold" style:font-weight-asian="bold" style:font-weight-complex="bold"/>
    </style:style>
    <style:style style:name="P108" style:parent-style-name="ListParagraph" style:list-style-name="WWNum19" style:family="paragraph"/>
    <style:style style:name="T109" style:parent-style-name="DefaultParagraphFont" style:family="text">
      <style:text-properties fo:font-weight="bold" style:font-weight-asian="bold" style:font-weight-complex="bold"/>
    </style:style>
    <style:style style:name="P110" style:parent-style-name="ListParagraph" style:list-style-name="WWNum19" style:family="paragraph"/>
    <style:style style:name="T111" style:parent-style-name="DefaultParagraphFont" style:family="text">
      <style:text-properties fo:font-weight="bold" style:font-weight-asian="bold" style:font-weight-complex="bold"/>
    </style:style>
    <style:style style:name="P112" style:parent-style-name="ListParagraph" style:list-style-name="WWNum19" style:family="paragraph"/>
    <style:style style:name="T113" style:parent-style-name="DefaultParagraphFont" style:family="text">
      <style:text-properties fo:font-weight="bold" style:font-weight-asian="bold" style:font-weight-complex="bold"/>
    </style:style>
    <style:style style:name="P114" style:parent-style-name="ListParagraph" style:list-style-name="WWNum19" style:family="paragraph"/>
    <style:style style:name="T115" style:parent-style-name="DefaultParagraphFont" style:family="text">
      <style:text-properties fo:font-weight="bold" style:font-weight-asian="bold" style:font-weight-complex="bold"/>
    </style:style>
    <style:style style:name="P116" style:parent-style-name="ListParagraph" style:list-style-name="WWNum19" style:family="paragraph"/>
    <style:style style:name="T117" style:parent-style-name="DefaultParagraphFont" style:family="text">
      <style:text-properties fo:font-weight="bold" style:font-weight-asian="bold" style:font-weight-complex="bold"/>
    </style:style>
    <style:style style:name="P118" style:parent-style-name="Standard" style:family="paragraph">
      <style:text-properties fo:font-weight="bold" style:font-weight-asian="bold" style:text-underline-type="single" style:text-underline-style="solid" style:text-underline-width="auto" style:text-underline-mode="continuous"/>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fo:color="#C00000"/>
    </style:style>
    <style:style style:name="P121" style:parent-style-name="ListParagraph" style:list-style-name="LFO43" style:family="paragraph"/>
    <style:style style:name="T122" style:parent-style-name="DefaultParagraphFont" style:family="text">
      <style:text-properties fo:font-weight="bold" style:font-weight-asian="bold"/>
    </style:style>
    <style:style style:name="P123" style:parent-style-name="ListParagraph" style:list-style-name="LFO43" style:family="paragraph"/>
    <style:style style:name="T124" style:parent-style-name="DefaultParagraphFont" style:family="text">
      <style:text-properties fo:font-weight="bold" style:font-weight-asian="bold"/>
    </style:style>
    <style:style style:name="P125" style:parent-style-name="ListParagraph" style:list-style-name="LFO43" style:family="paragraph"/>
    <style:style style:name="T126" style:parent-style-name="DefaultParagraphFont" style:family="text">
      <style:text-properties fo:font-weight="bold" style:font-weight-asian="bold"/>
    </style:style>
    <style:style style:name="P127" style:parent-style-name="ListParagraph" style:list-style-name="LFO43" style:family="paragraph"/>
    <style:style style:name="T128" style:parent-style-name="DefaultParagraphFont" style:family="text">
      <style:text-properties fo:font-weight="bold" style:font-weight-asian="bold"/>
    </style:style>
    <style:style style:name="P129" style:parent-style-name="ListParagraph" style:list-style-name="LFO43" style:family="paragraph"/>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fo:color="#C00000"/>
    </style:style>
    <style:style style:name="P133" style:parent-style-name="NormalWeb" style:list-style-name="LFO44" style:family="paragraph">
      <style:paragraph-properties fo:margin-top="0in"/>
    </style:style>
    <style:style style:name="T134" style:parent-style-name="DefaultParagraphFont" style:family="text">
      <style:text-properties style:font-name="Calibri" style:font-name-complex="Calibri" fo:font-weight="bold" style:font-weight-asian="bold" style:font-weight-complex="bold" style:letter-kerning="false" fo:font-size="11pt" style:font-size-asian="11pt" style:font-size-complex="11pt"/>
    </style:style>
    <style:style style:name="T135" style:parent-style-name="DefaultParagraphFont" style:family="text">
      <style:text-properties style:font-name="Calibri" style:font-name-complex="Calibri" fo:font-weight="bold" style:font-weight-asian="bold" style:font-weight-complex="bold" fo:color="#C00000" style:letter-kerning="false" fo:font-size="11pt" style:font-size-asian="11pt" style:font-size-complex="11pt"/>
    </style:style>
    <style:style style:name="T136" style:parent-style-name="DefaultParagraphFont" style:family="text">
      <style:text-properties fo:font-weight="bold" style:font-weight-asian="bold" style:text-underline-type="single" style:text-underline-style="solid" style:text-underline-width="auto" style:text-underline-mode="continuous"/>
    </style:style>
    <style:style style:name="P137" style:parent-style-name="Standard" style:family="paragraph">
      <style:text-properties fo:font-weight="bold" style:font-weight-asian="bold"/>
    </style:style>
    <style:style style:name="P138" style:parent-style-name="NormalWeb" style:list-style-name="LFO45" style:family="paragraph">
      <style:paragraph-properties fo:margin-top="0in"/>
      <style:text-properties style:font-name="Calibri" style:font-name-complex="Calibri" fo:font-weight="bold" style:font-weight-asian="bold" style:font-weight-complex="bold" fo:font-size="11pt" style:font-size-asian="11pt" style:font-size-complex="11pt"/>
    </style:style>
    <style:style style:name="P139" style:parent-style-name="ListParagraph" style:list-style-name="LFO45" style:family="paragraph"/>
    <style:style style:name="T140" style:parent-style-name="DefaultParagraphFont" style:family="text">
      <style:text-properties fo:font-weight="bold" style:font-weight-asian="bold"/>
    </style:style>
    <style:style style:name="P141" style:parent-style-name="ListParagraph" style:list-style-name="LFO45" style:family="paragraph"/>
    <style:style style:name="T142" style:parent-style-name="DefaultParagraphFont" style:family="text">
      <style:text-properties fo:font-weight="bold" style:font-weight-asian="bold"/>
    </style:style>
    <style:style style:name="P143" style:parent-style-name="ListParagraph" style:list-style-name="LFO45" style:family="paragraph"/>
    <style:style style:name="T144" style:parent-style-name="DefaultParagraphFont" style:family="text">
      <style:text-properties fo:font-weight="bold" style:font-weight-asian="bold"/>
    </style:style>
    <style:style style:name="P145" style:parent-style-name="ListParagraph" style:list-style-name="LFO45" style:family="paragraph"/>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fo:color="#C00000"/>
    </style:style>
    <style:style style:name="P148" style:parent-style-name="ListParagraph" style:list-style-name="LFO45" style:family="paragraph"/>
    <style:style style:name="T149" style:parent-style-name="DefaultParagraphFont" style:family="text">
      <style:text-properties fo:font-weight="bold" style:font-weight-asian="bold"/>
    </style:style>
    <style:style style:name="P150" style:parent-style-name="ListParagraph" style:list-style-name="LFO45" style:family="paragraph"/>
    <style:style style:name="T151" style:parent-style-name="DefaultParagraphFont" style:family="text">
      <style:text-properties fo:font-weight="bold" style:font-weight-asian="bold"/>
    </style:style>
    <style:style style:name="P152" style:parent-style-name="ListParagraph" style:list-style-name="LFO45" style:family="paragraph"/>
    <style:style style:name="T153" style:parent-style-name="DefaultParagraphFont" style:family="text">
      <style:text-properties fo:font-weight="bold" style:font-weight-asian="bold"/>
    </style:style>
    <style:style style:name="P154" style:parent-style-name="ListParagraph" style:list-style-name="LFO45" style:family="paragraph">
      <style:text-properties fo:font-weight="bold" style:font-weight-asian="bold"/>
    </style:style>
    <style:style style:name="T155" style:parent-style-name="DefaultParagraphFont" style:family="text">
      <style:text-properties fo:font-weight="bold" style:font-weight-asian="bold" fo:color="#C00000"/>
    </style:style>
    <style:style style:name="P156" style:parent-style-name="NormalWeb" style:family="paragraph">
      <style:paragraph-properties fo:margin-top="0in"/>
    </style:style>
    <style:style style:name="T157" style:parent-style-name="DefaultParagraphFont" style:family="text">
      <style:text-properties fo:font-weight="bold" style:font-weight-asian="bold"/>
    </style:style>
    <style:style style:name="P158" style:parent-style-name="ListParagraph" style:list-style-name="WWNum36" style:family="paragraph">
      <style:text-properties fo:font-weight="bold" style:font-weight-asian="bold" style:font-weight-complex="bold" fo:font-size="12pt" style:font-size-asian="12pt" style:font-size-complex="12pt"/>
    </style:style>
    <style:style style:name="P159" style:parent-style-name="ListParagraph" style:list-style-name="WWNum36" style:family="paragraph"/>
    <style:style style:name="T160" style:parent-style-name="DefaultParagraphFont" style:family="text">
      <style:text-properties fo:font-weight="bold" style:font-weight-asian="bold"/>
    </style:style>
    <style:style style:name="P161" style:parent-style-name="ListParagraph" style:list-style-name="WWNum36" style:family="paragraph"/>
    <style:style style:name="T162" style:parent-style-name="DefaultParagraphFont" style:family="text">
      <style:text-properties fo:font-weight="bold" style:font-weight-asian="bold"/>
    </style:style>
    <style:style style:name="P163" style:parent-style-name="ListParagraph" style:list-style-name="WWNum36" style:family="paragraph"/>
    <style:style style:name="T164" style:parent-style-name="DefaultParagraphFont" style:family="text">
      <style:text-properties fo:font-weight="bold" style:font-weight-asian="bold"/>
    </style:style>
    <style:style style:name="P165" style:parent-style-name="ListParagraph" style:list-style-name="WWNum20" style:family="paragraph"/>
    <style:style style:name="T166" style:parent-style-name="DefaultParagraphFont" style:family="text">
      <style:text-properties fo:font-weight="bold" style:font-weight-asian="bold"/>
    </style:style>
    <style:style style:name="P167" style:parent-style-name="ListParagraph" style:list-style-name="WWNum36" style:family="paragraph"/>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fo:color="#C00000"/>
    </style:style>
    <style:style style:name="P170" style:parent-style-name="NormalWeb" style:family="paragraph">
      <style:paragraph-properties fo:margin-top="0in"/>
      <style:text-properties style:font-name="Calibri" style:font-name-complex="Calibri" fo:font-weight="bold" style:font-weight-asian="bold" style:font-weight-complex="bold" fo:font-size="11pt" style:font-size-asian="11pt" style:font-size-complex="11pt"/>
    </style:style>
    <style:style style:name="P171" style:parent-style-name="NormalWeb" style:family="paragraph">
      <style:paragraph-properties fo:margin-top="0in"/>
      <style:text-properties fo:font-weight="bold" style:font-weight-asian="bold" style:text-underline-type="single" style:text-underline-style="solid" style:text-underline-width="auto" style:text-underline-mode="continuous"/>
    </style:style>
    <style:style style:name="T172" style:parent-style-name="DefaultParagraphFont" style:family="text">
      <style:text-properties fo:font-weight="bold" style:font-weight-asian="bold"/>
    </style:style>
    <style:style style:name="T173" style:parent-style-name="DefaultParagraphFont" style:family="text">
      <style:text-properties fo:font-weight="bold" style:font-weight-asian="bold" fo:color="#C00000"/>
    </style:style>
    <style:style style:name="T174" style:parent-style-name="DefaultParagraphFont" style:family="text">
      <style:text-properties fo:font-weight="bold" style:font-weight-asian="bold" fo:color="#C00000"/>
    </style:style>
    <style:style style:name="P175" style:parent-style-name="ListParagraph" style:list-style-name="WWNum36" style:family="paragraph"/>
    <style:style style:name="T176" style:parent-style-name="DefaultParagraphFont" style:family="text">
      <style:text-properties fo:font-weight="bold" style:font-weight-asian="bold"/>
    </style:style>
    <style:style style:name="P177" style:parent-style-name="ListParagraph" style:list-style-name="WWNum36" style:family="paragraph"/>
    <style:style style:name="T178" style:parent-style-name="DefaultParagraphFont" style:family="text">
      <style:text-properties fo:font-weight="bold" style:font-weight-asian="bold"/>
    </style:style>
    <style:style style:name="P179" style:parent-style-name="ListParagraph" style:list-style-name="WWNum36" style:family="paragraph">
      <style:text-properties fo:font-weight="bold" style:font-weight-asian="bold"/>
    </style:style>
    <style:style style:name="T180" style:parent-style-name="DefaultParagraphFont" style:family="text">
      <style:text-properties fo:font-weight="bold" style:font-weight-asian="bold"/>
    </style:style>
    <style:style style:name="P181" style:parent-style-name="ListParagraph" style:list-style-name="WWNum28" style:family="paragraph"/>
    <style:style style:name="T182" style:parent-style-name="DefaultParagraphFont" style:family="text">
      <style:text-properties fo:font-weight="bold" style:font-weight-asian="bold"/>
    </style:style>
    <style:style style:name="P183" style:parent-style-name="ListParagraph" style:list-style-name="WWNum28" style:family="paragraph"/>
    <style:style style:name="T184" style:parent-style-name="DefaultParagraphFont" style:family="text">
      <style:text-properties fo:font-weight="bold" style:font-weight-asian="bold"/>
    </style:style>
    <style:style style:name="P185" style:parent-style-name="ListParagraph" style:list-style-name="WWNum28" style:family="paragraph"/>
    <style:style style:name="T186" style:parent-style-name="DefaultParagraphFont" style:family="text">
      <style:text-properties fo:font-weight="bold" style:font-weight-asian="bold"/>
    </style:style>
    <style:style style:name="P187" style:parent-style-name="ListParagraph" style:list-style-name="WWNum28" style:family="paragraph"/>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fo:color="#C00000"/>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fo:color="#C00000"/>
    </style:style>
    <style:style style:name="T192" style:parent-style-name="DefaultParagraphFont" style:family="text">
      <style:text-properties fo:font-weight="bold" style:font-weight-asian="bold" style:text-underline-type="single" style:text-underline-style="solid" style:text-underline-width="auto" style:text-underline-mode="continuous"/>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fo:color="#C00000"/>
    </style:style>
    <style:style style:name="T195" style:parent-style-name="DefaultParagraphFont" style:family="text">
      <style:text-properties fo:font-weight="bold" style:font-weight-asian="bold" fo:color="#C00000"/>
    </style:style>
    <style:style style:name="P196" style:parent-style-name="ListParagraph" style:list-style-name="WWNum28" style:family="paragraph">
      <style:text-properties fo:font-weight="bold" style:font-weight-asian="bold" style:font-weight-complex="bold"/>
    </style:style>
    <style:style style:name="P197" style:parent-style-name="ListParagraph" style:list-style-name="WWNum28" style:family="paragraph"/>
    <style:style style:name="T198" style:parent-style-name="DefaultParagraphFont" style:family="text">
      <style:text-properties fo:font-weight="bold" style:font-weight-asian="bold"/>
    </style:style>
    <style:style style:name="P199" style:parent-style-name="ListParagraph" style:list-style-name="WWNum28" style:family="paragraph"/>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style:style>
    <style:style style:name="P202" style:parent-style-name="ListParagraph" style:list-style-name="WWNum28" style:family="paragraph">
      <style:text-properties fo:font-weight="bold" style:font-weight-asian="bold" style:font-weight-complex="bold"/>
    </style:style>
    <style:style style:name="T203" style:parent-style-name="DefaultParagraphFont" style:family="text">
      <style:text-properties fo:font-weight="bold" style:font-weight-asian="bold" style:text-underline-type="single" style:text-underline-style="solid" style:text-underline-width="auto" style:text-underline-mode="continuous"/>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fo:color="#C00000"/>
    </style:style>
    <style:style style:name="T206" style:parent-style-name="DefaultParagraphFont" style:family="text">
      <style:text-properties fo:font-weight="bold" style:font-weight-asian="bold" fo:color="#C00000"/>
    </style:style>
    <style:style style:name="T207" style:parent-style-name="DefaultParagraphFont" style:family="text">
      <style:text-properties fo:font-weight="bold" style:font-weight-asian="bold" fo:color="#C00000"/>
    </style:style>
    <style:style style:name="T208" style:parent-style-name="DefaultParagraphFont" style:family="text">
      <style:text-properties fo:font-weight="bold" style:font-weight-asian="bold" fo:color="#C00000"/>
    </style:style>
    <style:style style:name="P209" style:parent-style-name="ListParagraph" style:list-style-name="WWNum28" style:family="paragraph">
      <style:text-properties fo:font-weight="bold" style:font-weight-asian="bold" style:font-weight-complex="bold"/>
    </style:style>
    <style:style style:name="P210" style:parent-style-name="ListParagraph" style:list-style-name="WWNum28" style:family="paragraph"/>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style:font-name="Open Sans" style:font-name-complex="Open Sans" fo:color="#000000" fo:font-size="10.5pt" style:font-size-asian="10.5pt" style:font-size-complex="10.5pt" fo:background-color="#FFFFFF"/>
    </style:style>
    <style:style style:name="P213" style:parent-style-name="ListParagraph" style:list-style-name="WWNum28" style:family="paragraph"/>
    <style:style style:name="T214" style:parent-style-name="DefaultParagraphFont" style:family="text">
      <style:text-properties fo:font-weight="bold" style:font-weight-asian="bold"/>
    </style:style>
    <style:style style:name="P215" style:parent-style-name="ListParagraph" style:list-style-name="WWNum28" style:family="paragraph"/>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fo:color="#C00000"/>
    </style:style>
    <style:style style:name="T218" style:parent-style-name="DefaultParagraphFont" style:family="text">
      <style:text-properties fo:font-weight="bold" style:font-weight-asian="bold" fo:color="#C00000"/>
    </style:style>
    <style:style style:name="T219" style:parent-style-name="DefaultParagraphFont" style:family="text">
      <style:text-properties fo:font-weight="bold" style:font-weight-asian="bold" fo:color="#C00000"/>
    </style:style>
    <style:style style:name="P220" style:parent-style-name="ListParagraph" style:list-style-name="WWNum28" style:family="paragraph"/>
    <style:style style:name="T221" style:parent-style-name="DefaultParagraphFont" style:family="text">
      <style:text-properties fo:font-weight="bold" style:font-weight-asian="bold"/>
    </style:style>
    <style:style style:name="P222" style:parent-style-name="Standard" style:family="paragraph">
      <style:paragraph-properties fo:margin-left="0.5in">
        <style:tab-stops/>
      </style:paragraph-properties>
      <style:text-properties fo:font-weight="bold" style:font-weight-asian="bold" style:font-weight-complex="bold"/>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fo:color="#C00000"/>
    </style:style>
    <style:style style:name="P225" style:parent-style-name="ListParagraph" style:list-style-name="LFO47" style:family="paragraph"/>
    <style:style style:name="T226" style:parent-style-name="DefaultParagraphFont" style:family="text">
      <style:text-properties fo:font-weight="bold" style:font-weight-asian="bold" style:font-weight-complex="bold"/>
    </style:style>
    <style:style style:name="P227" style:parent-style-name="ListParagraph" style:list-style-name="LFO47" style:family="paragraph"/>
    <style:style style:name="T228" style:parent-style-name="DefaultParagraphFont" style:family="text">
      <style:text-properties fo:font-weight="bold" style:font-weight-asian="bold"/>
    </style:style>
    <style:style style:name="P229" style:parent-style-name="ListParagraph" style:list-style-name="WWNum28" style:family="paragraph"/>
    <style:style style:name="T230" style:parent-style-name="DefaultParagraphFont" style:family="text">
      <style:text-properties fo:font-weight="bold" style:font-weight-asian="bold"/>
    </style:style>
    <style:style style:name="P231" style:parent-style-name="ListParagraph" style:list-style-name="WWNum28" style:family="paragraph"/>
    <style:style style:name="T232" style:parent-style-name="DefaultParagraphFont" style:family="text">
      <style:text-properties fo:font-weight="bold" style:font-weight-asian="bold"/>
    </style:style>
    <style:style style:name="P233" style:parent-style-name="ListParagraph" style:list-style-name="WWNum28" style:family="paragraph"/>
    <style:style style:name="T234" style:parent-style-name="DefaultParagraphFont" style:family="text">
      <style:text-properties fo:font-weight="bold" style:font-weight-asian="bold"/>
    </style:style>
    <style:style style:name="P235" style:parent-style-name="ListParagraph" style:list-style-name="WWNum28" style:family="paragraph"/>
    <style:style style:name="T236" style:parent-style-name="DefaultParagraphFont" style:family="text">
      <style:text-properties fo:font-weight="bold" style:font-weight-asian="bold"/>
    </style:style>
    <style:style style:name="T237" style:parent-style-name="DefaultParagraphFont" style:family="text">
      <style:text-properties fo:font-weight="bold" style:font-weight-asian="bold" style:text-underline-type="single" style:text-underline-style="solid" style:text-underline-width="auto" style:text-underline-mode="continuous"/>
    </style:style>
    <style:style style:name="P238" style:parent-style-name="Standard" style:family="paragraph">
      <style:text-properties fo:font-weight="bold" style:font-weight-asian="bold"/>
    </style:style>
    <style:style style:name="P239" style:parent-style-name="ListParagraph" style:list-style-name="WWNum28" style:family="paragraph">
      <style:text-properties fo:font-weight="bold" style:font-weight-asian="bold" style:font-weight-complex="bold"/>
    </style:style>
    <style:style style:name="P240" style:parent-style-name="ListParagraph" style:list-style-name="WWNum28" style:family="paragraph"/>
    <style:style style:name="T241" style:parent-style-name="DefaultParagraphFont" style:family="text">
      <style:text-properties fo:font-weight="bold" style:font-weight-asian="bold"/>
    </style:style>
    <style:style style:name="P242" style:parent-style-name="ListParagraph" style:list-style-name="WWNum28" style:family="paragraph"/>
    <style:style style:name="T243" style:parent-style-name="DefaultParagraphFont" style:family="text">
      <style:text-properties fo:font-weight="bold" style:font-weight-asian="bold"/>
    </style:style>
    <style:style style:name="P244" style:parent-style-name="Normal" style:family="paragraph">
      <style:text-properties fo:font-weight="bold" style:font-weight-asian="bold"/>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fo:color="#C00000"/>
    </style:style>
    <style:style style:name="P248" style:parent-style-name="Standard" style:list-style-name="WWNum5" style:family="paragraph"/>
    <style:style style:name="T249" style:parent-style-name="DefaultParagraphFont" style:family="text">
      <style:text-properties fo:font-weight="bold" style:font-weight-asian="bold"/>
    </style:style>
    <style:style style:name="P250" style:parent-style-name="Standard" style:list-style-name="WWNum5" style:family="paragraph"/>
    <style:style style:name="T251" style:parent-style-name="DefaultParagraphFont" style:family="text">
      <style:text-properties fo:font-weight="bold" style:font-weight-asian="bold"/>
    </style:style>
    <style:style style:name="T252" style:parent-style-name="DefaultParagraphFont" style:family="text">
      <style:text-properties fo:font-weight="bold" style:font-weight-asian="bold" style:text-position="super 63.6%"/>
    </style:style>
    <style:style style:name="T253" style:parent-style-name="DefaultParagraphFont" style:family="text">
      <style:text-properties fo:font-weight="bold" style:font-weight-asian="bold"/>
    </style:style>
    <style:style style:name="P254" style:parent-style-name="ListParagraph" style:list-style-name="WWNum28" style:family="paragraph"/>
    <style:style style:name="T255" style:parent-style-name="DefaultParagraphFont" style:family="text">
      <style:text-properties fo:font-weight="bold" style:font-weight-asian="bold"/>
    </style:style>
    <style:style style:name="P256" style:parent-style-name="ListParagraph" style:list-style-name="WWNum28" style:family="paragraph"/>
    <style:style style:name="T257" style:parent-style-name="DefaultParagraphFont" style:family="text">
      <style:text-properties fo:font-weight="bold" style:font-weight-asian="bold"/>
    </style:style>
    <style:style style:name="P258" style:parent-style-name="ListParagraph" style:list-style-name="WWNum28" style:family="paragraph"/>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style>
    <style:style style:name="P261" style:parent-style-name="ListParagraph" style:list-style-name="WWNum28" style:family="paragraph"/>
    <style:style style:name="T262" style:parent-style-name="DefaultParagraphFont" style:family="text">
      <style:text-properties fo:font-weight="bold" style:font-weight-asian="bold"/>
    </style:style>
    <style:style style:name="P263" style:parent-style-name="ListParagraph" style:list-style-name="WWNum28" style:family="paragraph"/>
    <style:style style:name="T264" style:parent-style-name="DefaultParagraphFont" style:family="text">
      <style:text-properties fo:font-weight="bold" style:font-weight-asian="bold"/>
    </style:style>
    <style:style style:name="P265" style:parent-style-name="ListParagraph" style:list-style-name="WWNum28" style:family="paragraph"/>
    <style:style style:name="T266" style:parent-style-name="DefaultParagraphFont" style:family="text">
      <style:text-properties fo:font-weight="bold" style:font-weight-asian="bold"/>
    </style:style>
    <style:style style:name="P267" style:parent-style-name="ListParagraph" style:list-style-name="WWNum28" style:family="paragraph"/>
    <style:style style:name="T268" style:parent-style-name="DefaultParagraphFont" style:family="text">
      <style:text-properties fo:font-weight="bold" style:font-weight-asian="bold"/>
    </style:style>
    <style:style style:name="P269" style:parent-style-name="ListParagraph" style:list-style-name="WWNum28" style:family="paragraph"/>
    <style:style style:name="T270" style:parent-style-name="DefaultParagraphFont" style:family="text">
      <style:text-properties fo:font-weight="bold" style:font-weight-asian="bold"/>
    </style:style>
    <style:style style:name="P271" style:parent-style-name="ListParagraph" style:list-style-name="WWNum28" style:family="paragraph"/>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fo:color="#C00000"/>
    </style:style>
    <style:style style:name="T274" style:parent-style-name="DefaultParagraphFont" style:family="text">
      <style:text-properties fo:font-weight="bold" style:font-weight-asian="bold" fo:color="#C00000"/>
    </style:style>
    <style:style style:name="T275" style:parent-style-name="DefaultParagraphFont" style:family="text">
      <style:text-properties fo:font-weight="bold" style:font-weight-asian="bold" fo:color="#C00000"/>
    </style:style>
    <style:style style:name="P276" style:parent-style-name="ListParagraph" style:list-style-name="LFO48" style:family="paragraph">
      <style:text-properties fo:font-weight="bold" style:font-weight-asian="bold" style:font-weight-complex="bold"/>
    </style:style>
    <style:style style:name="P277" style:parent-style-name="ListParagraph" style:list-style-name="LFO48" style:family="paragraph"/>
    <style:style style:name="T278" style:parent-style-name="DefaultParagraphFont" style:family="text">
      <style:text-properties fo:font-weight="bold" style:font-weight-asian="bold"/>
    </style:style>
    <style:style style:name="P279" style:parent-style-name="ListParagraph" style:list-style-name="WWNum6" style:family="paragraph"/>
    <style:style style:name="T280" style:parent-style-name="DefaultParagraphFont" style:family="text">
      <style:text-properties fo:font-weight="bold" style:font-weight-asian="bold" style:font-weight-complex="bold"/>
    </style:style>
    <style:style style:name="P281" style:parent-style-name="Standard" style:family="paragraph">
      <style:text-properties fo:font-weight="bold" style:font-weight-asian="bold"/>
    </style:style>
    <style:style style:name="T282" style:parent-style-name="DefaultParagraphFont" style:family="text">
      <style:text-properties fo:font-weight="bold" style:font-weight-asian="bold" style:text-underline-type="single" style:text-underline-style="solid" style:text-underline-width="auto" style:text-underline-mode="continuous"/>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fo:color="#C00000"/>
    </style:style>
    <style:style style:name="T285" style:parent-style-name="DefaultParagraphFont" style:family="text">
      <style:text-properties fo:font-weight="bold" style:font-weight-asian="bold" fo:color="#C00000"/>
    </style:style>
    <style:style style:name="P286" style:parent-style-name="ListParagraph" style:list-style-name="LFO52" style:family="paragraph"/>
    <style:style style:name="T287" style:parent-style-name="DefaultParagraphFont" style:family="text">
      <style:text-properties fo:font-weight="bold" style:font-weight-asian="bold"/>
    </style:style>
    <style:style style:name="P288" style:parent-style-name="ListParagraph" style:list-style-name="LFO48" style:family="paragraph"/>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fo:color="#C00000"/>
    </style:style>
    <style:style style:name="P292" style:parent-style-name="ListParagraph" style:list-style-name="LFO48" style:family="paragraph"/>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ListParagraph" style:list-style-name="LFO48" style:family="paragraph">
      <style:text-properties fo:font-weight="bold" style:font-weight-asian="bold" style:font-weight-complex="bold"/>
    </style:style>
    <style:style style:name="P296" style:parent-style-name="ListParagraph" style:list-style-name="LFO48" style:family="paragraph"/>
    <style:style style:name="T297" style:parent-style-name="DefaultParagraphFont" style:family="text">
      <style:text-properties fo:font-weight="bold" style:font-weight-asian="bold"/>
    </style:style>
    <style:style style:name="P298" style:parent-style-name="ListParagraph" style:list-style-name="LFO48" style:family="paragraph"/>
    <style:style style:name="T299" style:parent-style-name="DefaultParagraphFont" style:family="text">
      <style:text-properties fo:font-weight="bold" style:font-weight-asian="bold" style:font-weight-complex="bold"/>
    </style:style>
    <style:style style:name="P300" style:parent-style-name="Standard" style:family="paragraph">
      <style:text-properties fo:font-weight="bold" style:font-weight-asian="bold" style:text-underline-type="single" style:text-underline-style="solid" style:text-underline-width="auto" style:text-underline-mode="continuous"/>
    </style:style>
    <style:style style:name="P301" style:parent-style-name="Standard" style:family="paragraph">
      <style:text-properties fo:font-weight="bold" style:font-weight-asian="bold" style:text-underline-type="single" style:text-underline-style="solid" style:text-underline-width="auto" style:text-underline-mode="continuous"/>
    </style:style>
    <style:style style:name="T302" style:parent-style-name="DefaultParagraphFont" style:family="text">
      <style:text-properties fo:font-weight="bold" style:font-weight-asian="bold" style:text-underline-type="single" style:text-underline-style="solid" style:text-underline-width="auto" style:text-underline-mode="continuous"/>
    </style:style>
    <style:style style:name="P303" style:parent-style-name="Normal" style:family="paragraph">
      <style:text-properties fo:font-weight="bold" style:font-weight-asian="bold"/>
    </style:style>
    <style:style style:name="P304" style:parent-style-name="Standard" style:list-style-name="LFO49" style:family="paragraph"/>
    <style:style style:name="T305" style:parent-style-name="DefaultParagraphFont" style:family="text">
      <style:text-properties fo:font-weight="bold" style:font-weight-asian="bold"/>
    </style:style>
    <style:style style:name="P306" style:parent-style-name="ListParagraph" style:list-style-name="WWNum6" style:family="paragraph"/>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text-position="super 63.6%"/>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text-position="super 63.6%"/>
    </style:style>
    <style:style style:name="T311" style:parent-style-name="DefaultParagraphFont" style:family="text">
      <style:text-properties fo:font-weight="bold" style:font-weight-asian="bold"/>
    </style:style>
    <style:style style:name="P312" style:parent-style-name="ListParagraph" style:list-style-name="WWNum6" style:family="paragraph"/>
    <style:style style:name="T313" style:parent-style-name="DefaultParagraphFont" style:family="text">
      <style:text-properties fo:font-weight="bold" style:font-weight-asian="bold"/>
    </style:style>
    <style:style style:name="P314" style:parent-style-name="ListParagraph" style:list-style-name="WWNum6" style:family="paragraph"/>
    <style:style style:name="T315" style:parent-style-name="DefaultParagraphFont" style:family="text">
      <style:text-properties fo:font-weight="bold" style:font-weight-asian="bold"/>
    </style:style>
    <style:style style:name="P316" style:parent-style-name="ListParagraph" style:list-style-name="WWNum6" style:family="paragraph"/>
    <style:style style:name="T317" style:parent-style-name="DefaultParagraphFont" style:family="text">
      <style:text-properties fo:font-weight="bold" style:font-weight-asian="bold"/>
    </style:style>
    <style:style style:name="P318" style:parent-style-name="ListParagraph" style:list-style-name="WWNum6" style:family="paragraph"/>
    <style:style style:name="T319" style:parent-style-name="DefaultParagraphFont" style:family="text">
      <style:text-properties fo:font-weight="bold" style:font-weight-asian="bold"/>
    </style:style>
    <style:style style:name="P320" style:parent-style-name="ListParagraph" style:list-style-name="WWNum11" style:family="paragraph"/>
    <style:style style:name="T321" style:parent-style-name="DefaultParagraphFont" style:family="text">
      <style:text-properties fo:font-weight="bold" style:font-weight-asian="bold"/>
    </style:style>
    <style:style style:name="P322" style:parent-style-name="Standard" style:family="paragraph">
      <style:text-properties fo:font-weight="bold" style:font-weight-asian="bold"/>
    </style:style>
    <style:style style:name="T323" style:parent-style-name="DefaultParagraphFont" style:family="text">
      <style:text-properties fo:font-weight="bold" style:font-weight-asian="bold"/>
    </style:style>
    <style:style style:name="T324" style:parent-style-name="DefaultParagraphFont" style:family="text">
      <style:text-properties fo:font-weight="bold" style:font-weight-asian="bold" fo:color="#C00000"/>
    </style:style>
    <style:style style:name="P325" style:parent-style-name="Standard" style:family="paragraph">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fo:color="#C00000"/>
    </style:style>
    <style:style style:name="T328" style:parent-style-name="DefaultParagraphFont" style:family="text">
      <style:text-properties fo:font-weight="bold" style:font-weight-asian="bold"/>
    </style:style>
    <style:style style:name="P329" style:parent-style-name="ListParagraph" style:list-style-name="WWNum6" style:family="paragraph"/>
    <style:style style:name="T330" style:parent-style-name="DefaultParagraphFont" style:family="text">
      <style:text-properties fo:font-weight="bold" style:font-weight-asian="bold"/>
    </style:style>
    <style:style style:name="P331" style:parent-style-name="ListParagraph" style:list-style-name="WWNum6" style:family="paragraph"/>
    <style:style style:name="T332" style:parent-style-name="DefaultParagraphFont" style:family="text">
      <style:text-properties fo:font-weight="bold" style:font-weight-asian="bold"/>
    </style:style>
    <style:style style:name="P333" style:parent-style-name="ListParagraph" style:list-style-name="WWNum6" style:family="paragraph"/>
    <style:style style:name="T334" style:parent-style-name="DefaultParagraphFont" style:family="text">
      <style:text-properties fo:font-weight="bold" style:font-weight-asian="bold"/>
    </style:style>
    <style:style style:name="P335" style:parent-style-name="ListParagraph" style:list-style-name="WWNum6" style:family="paragraph"/>
    <style:style style:name="T336" style:parent-style-name="DefaultParagraphFont" style:family="text">
      <style:text-properties fo:font-weight="bold" style:font-weight-asian="bold"/>
    </style:style>
    <style:style style:name="P337" style:parent-style-name="ListParagraph" style:list-style-name="WWNum11" style:family="paragraph"/>
    <style:style style:name="T338" style:parent-style-name="DefaultParagraphFont" style:family="text">
      <style:text-properties fo:font-weight="bold" style:font-weight-asian="bold"/>
    </style:style>
    <style:style style:name="P339" style:parent-style-name="ListParagraph" style:list-style-name="WWNum11" style:family="paragraph"/>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style:text-underline-type="single" style:text-underline-style="solid" style:text-underline-width="auto" style:text-underline-mode="continuous"/>
    </style:style>
    <style:style style:name="T342" style:parent-style-name="DefaultParagraphFont" style:family="text">
      <style:text-properties fo:font-weight="bold" style:font-weight-asian="bold"/>
    </style:style>
    <style:style style:name="T343" style:parent-style-name="DefaultParagraphFont" style:family="text">
      <style:text-properties fo:font-weight="bold" style:font-weight-asian="bold"/>
    </style:style>
    <style:style style:name="T344" style:parent-style-name="DefaultParagraphFont" style:family="text">
      <style:text-properties fo:font-weight="bold" style:font-weight-asian="bold" fo:color="#C00000"/>
    </style:style>
    <style:style style:name="T345" style:parent-style-name="DefaultParagraphFont" style:family="text">
      <style:text-properties fo:font-weight="bold" style:font-weight-asian="bold" fo:color="#5B9BD5"/>
    </style:style>
    <style:style style:name="T346" style:parent-style-name="DefaultParagraphFont" style:family="text">
      <style:text-properties fo:font-weight="bold" style:font-weight-asian="bold" fo:color="#C00000"/>
    </style:style>
    <style:style style:name="T347" style:parent-style-name="DefaultParagraphFont" style:family="text">
      <style:text-properties fo:font-weight="bold" style:font-weight-asian="bold" fo:color="#C00000"/>
    </style:style>
    <style:style style:name="T348" style:parent-style-name="DefaultParagraphFont" style:family="text">
      <style:text-properties fo:font-weight="bold" style:font-weight-asian="bold" fo:color="#C00000"/>
    </style:style>
    <style:style style:name="P349" style:parent-style-name="Normal" style:family="paragraph">
      <style:text-properties fo:font-weight="bold" style:font-weight-asian="bold"/>
    </style:style>
    <style:style style:name="T350" style:parent-style-name="DefaultParagraphFont" style:family="text">
      <style:text-properties fo:font-weight="bold" style:font-weight-asian="bold"/>
    </style:style>
    <style:style style:name="T351" style:parent-style-name="DefaultParagraphFont" style:family="text">
      <style:text-properties fo:font-weight="bold" style:font-weight-asian="bold" fo:color="#C00000"/>
    </style:style>
    <style:style style:name="T352" style:parent-style-name="DefaultParagraphFont" style:family="text">
      <style:text-properties fo:font-weight="bold" style:font-weight-asian="bold" fo:color="#FF0000"/>
    </style:style>
    <style:style style:name="P353" style:parent-style-name="ListParagraph" style:list-style-name="LFO49" style:family="paragraph"/>
    <style:style style:name="T354" style:parent-style-name="DefaultParagraphFont" style:family="text">
      <style:text-properties fo:font-weight="bold" style:font-weight-asian="bold"/>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fo:color="#C00000"/>
    </style:style>
    <style:style style:name="P357" style:parent-style-name="ListParagraph" style:list-style-name="LFO49" style:family="paragraph"/>
    <style:style style:name="T358" style:parent-style-name="DefaultParagraphFont" style:family="text">
      <style:text-properties fo:font-weight="bold" style:font-weight-asian="bold"/>
    </style:style>
    <style:style style:name="P359" style:parent-style-name="Normal" style:family="paragraph">
      <style:text-properties fo:font-weight="bold" style:font-weight-asian="bold" style:text-underline-type="single" style:text-underline-style="solid" style:text-underline-width="auto" style:text-underline-mode="continuous"/>
    </style:style>
    <style:style style:name="T360" style:parent-style-name="DefaultParagraphFont" style:family="text">
      <style:text-properties fo:font-weight="bold" style:font-weight-asian="bold"/>
    </style:style>
    <style:style style:name="T361" style:parent-style-name="DefaultParagraphFont" style:family="text">
      <style:text-properties fo:font-weight="bold" style:font-weight-asian="bold" fo:color="#C00000"/>
    </style:style>
    <style:style style:name="T362" style:parent-style-name="DefaultParagraphFont" style:family="text">
      <style:text-properties fo:font-weight="bold" style:font-weight-asian="bold"/>
    </style:style>
    <style:style style:name="T363" style:parent-style-name="DefaultParagraphFont" style:family="text">
      <style:text-properties fo:font-weight="bold" style:font-weight-asian="bold" fo:color="#C00000"/>
    </style:style>
    <style:style style:name="T364" style:parent-style-name="DefaultParagraphFont" style:family="text">
      <style:text-properties fo:font-weight="bold" style:font-weight-asian="bold" fo:color="#C00000"/>
    </style:style>
    <style:style style:name="P365" style:parent-style-name="ListParagraph" style:list-style-name="WWNum1" style:family="paragraph"/>
    <style:style style:name="T366" style:parent-style-name="DefaultParagraphFont" style:family="text">
      <style:text-properties fo:font-weight="bold" style:font-weight-asian="bold" style:font-weight-complex="bold"/>
    </style:style>
    <style:style style:name="P367" style:parent-style-name="ListParagraph" style:list-style-name="LFO50" style:family="paragraph"/>
    <style:style style:name="T368" style:parent-style-name="DefaultParagraphFont" style:family="text">
      <style:text-properties fo:font-weight="bold" style:font-weight-asian="bold"/>
    </style:style>
    <style:style style:name="P369" style:parent-style-name="ListParagraph" style:list-style-name="LFO50" style:family="paragraph"/>
    <style:style style:name="T370" style:parent-style-name="DefaultParagraphFont" style:family="text">
      <style:text-properties fo:font-weight="bold" style:font-weight-asian="bold"/>
    </style:style>
    <style:style style:name="P371" style:parent-style-name="Standard" style:family="paragraph">
      <style:text-properties fo:font-weight="bold" style:font-weight-asian="bold"/>
    </style:style>
    <style:style style:name="P372" style:parent-style-name="ListParagraph" style:list-style-name="WWNum6" style:family="paragraph"/>
    <style:style style:name="T373" style:parent-style-name="DefaultParagraphFont" style:family="text">
      <style:text-properties fo:font-weight="bold" style:font-weight-asian="bold"/>
    </style:style>
    <style:style style:name="P374" style:parent-style-name="Normal" style:family="paragraph">
      <style:text-properties fo:font-weight="bold" style:font-weight-asian="bold" style:text-underline-type="single" style:text-underline-style="solid" style:text-underline-width="auto" style:text-underline-mode="continuous"/>
    </style:style>
    <style:style style:name="P375" style:parent-style-name="Standard" style:family="paragraph">
      <style:text-properties fo:font-weight="bold" style:font-weight-asian="bold"/>
    </style:style>
    <style:style style:name="P376" style:parent-style-name="Standard" style:list-style-name="LFO43" style:family="paragraph">
      <style:text-properties style:font-name="Times New Roman" style:font-name-complex="Times New Roman" fo:font-weight="bold" style:font-weight-asian="bold" style:font-weight-complex="bold"/>
    </style:style>
    <style:style style:name="T377" style:parent-style-name="DefaultParagraphFont" style:family="text">
      <style:text-properties fo:font-weight="bold" style:font-weight-asian="bold"/>
    </style:style>
    <style:style style:name="T378" style:parent-style-name="DefaultParagraphFont" style:family="text">
      <style:text-properties fo:font-weight="bold" style:font-weight-asian="bold" fo:color="#C00000"/>
    </style:style>
    <style:style style:name="P379" style:parent-style-name="ListParagraph" style:list-style-name="LFO50" style:family="paragraph"/>
    <style:style style:name="T380" style:parent-style-name="DefaultParagraphFont" style:family="text">
      <style:text-properties fo:font-weight="bold" style:font-weight-asian="bold"/>
    </style:style>
    <style:style style:name="P381" style:parent-style-name="ListParagraph" style:list-style-name="LFO50" style:family="paragraph"/>
    <style:style style:name="T382" style:parent-style-name="DefaultParagraphFont" style:family="text">
      <style:text-properties fo:font-weight="bold" style:font-weight-asian="bold"/>
    </style:style>
    <style:style style:name="T383" style:parent-style-name="DefaultParagraphFont" style:family="text">
      <style:text-properties fo:font-weight="bold" style:font-weight-asian="bold" style:text-underline-type="single" style:text-underline-style="solid" style:text-underline-width="auto" style:text-underline-mode="continuous"/>
    </style:style>
    <style:style style:name="T384" style:parent-style-name="DefaultParagraphFont" style:family="text">
      <style:text-properties fo:font-weight="bold" style:font-weight-asian="bold"/>
    </style:style>
    <style:style style:name="P385" style:parent-style-name="Standard" style:list-style-name="LFO51" style:family="paragraph">
      <style:text-properties fo:font-weight="bold" style:font-weight-asian="bold" style:font-weight-complex="bold"/>
    </style:style>
    <style:style style:name="P386" style:parent-style-name="Standard" style:family="paragraph">
      <style:text-properties fo:font-weight="bold" style:font-weight-asian="bold"/>
    </style:style>
    <style:style style:name="P387" style:parent-style-name="Standard" style:list-style-name="LFO46" style:family="paragraph"/>
  </office:automatic-styles>
  <office:body>
    <office:text text:use-soft-page-breaks="true">
      <text:p text:style-name="P1">Course Schedule (Subject to Change)—1005 –Fall 2024</text:p>
      <text:p text:style-name="P2">Week 1:</text:p>
      <text:p text:style-name="P3">Day 1 – Tuesday 8/27</text:p>
      <text:list text:style-name="WWNum210" text:continue-numbering="true">
        <text:list-item>
          <text:p text:style-name="P4"><text:bookmark-start text:name="_Hlk61598161"/>Introductions</text:p>
        </text:list-item>
      </text:list>
      <text:p text:style-name="P5"><text:bookmark-end text:name="_Hlk61598161"/>Day 2 – Thursday 8/29</text:p>
      <text:list text:style-name="WWNum210" text:continue-numbering="true">
        <text:list-item>
          <text:p text:style-name="P6"><text:bookmark-start text:name="_Hlk47782993"/><text:span text:style-name="T7">Diagnostics–</text:span><text:span text:style-name="T8"><text:s/>Will email with instructions</text:span><text:bookmark-start text:name="_Hlk143612892"/></text:p>
        </text:list-item>
      </text:list>
      <text:p text:style-name="P9"><text:bookmark-end text:name="_Hlk47782993"/><text:bookmark-end text:name="_Hlk143612892"/>Week 2:</text:p>
      <text:p text:style-name="P10"><text:span text:style-name="T11">Day 3—Tuesday – 9/3 – Bring Computers</text:span></text:p>
      <text:list text:style-name="WWNum210" text:continue-numbering="true">
        <text:list-item>
          <text:p text:style-name="P12"><text:span text:style-name="T13">Create an Online Tutor Account through<text:s/></text:span><text:span text:style-name="T14">Homework Louisiana Tutor Website</text:span></text:p>
          <text:list text:continue-numbering="true">
            <text:list-item>
              <text:p text:style-name="P15">See instructions in Moodle under – General Course Information – Online Tutor Information</text:p>
            </text:list-item>
          </text:list>
        </text:list-item>
        <text:list-item>
          <text:p text:style-name="P16">Read Writing Center Doc</text:p>
          <text:list text:continue-numbering="true">
            <text:list-item>
              <text:p text:style-name="P17"><text:span text:style-name="T18">A Writer’s Reference (E-9) –<text:s/></text:span><text:span text:style-name="T19">See Document in Moodle – General Course Info – LSU Writing Center</text:span></text:p>
            </text:list-item>
          </text:list>
        </text:list-item>
        <text:list-item>
          <text:p text:style-name="P20">Read scanned Plagiarism Documents found in Moodle under -- General Course Information-- Plagiarism</text:p>
          <text:list text:continue-numbering="true">
            <text:list-item>
              <text:p text:style-name="P21">Read Plagiarism Reading A &amp; B (Allyn &amp; Bacon) pgs 556-560</text:p>
            </text:list-item>
            <text:list-item>
              <text:p text:style-name="P22">Read Plagiarism Activity Pgs 560 &amp; 543 –<text:s/></text:p>
              <text:list text:continue-numbering="true">
                <text:list-item>
                  <text:p text:style-name="P23">Read the paragraph entitled “Is Vegitarianism Heathier than Non Vegitarianism” and toward the bottom of the page “Writer 4’s Argument – Example of Plagiarism”</text:p>
                </text:list-item>
                <text:list-item>
                  <text:p text:style-name="P24">On your own – answer the two questions at the bottom of the Plagiarism Activity Doc. This activity is not worth any points and does not need to be turned in.</text:p>
                </text:list-item>
              </text:list>
            </text:list-item>
          </text:list>
        </text:list-item>
      </text:list>
      <text:p text:style-name="P25">Day 4 –Thursday – 9/5</text:p>
      <text:list text:style-name="WWNum39" text:continue-numbering="true">
        <text:list-item>
          <text:p text:style-name="P26">Read/Review Syllabus and Unit Schedule</text:p>
          <text:list text:continue-numbering="true">
            <text:list-item>
              <text:p text:style-name="P27">See in Moodle under – General Course Information – Syllabus and Unit Schedule</text:p>
            </text:list-item>
            <text:list-item>
              <text:p text:style-name="P28">You will be expected to follow the unit schedule for daily course information and assignment information</text:p>
            </text:list-item>
          </text:list>
        </text:list-item>
        <text:list-item>
          <text:p text:style-name="P29">Moodle – View all Topics/Assignments</text:p>
          <text:list text:continue-numbering="true">
            <text:list-item>
              <text:p text:style-name="P30">Get a general idea of how each Moodle topic is laid out in the following way:</text:p>
              <text:list text:continue-numbering="true">
                <text:list-item>
                  <text:p text:style-name="P31">Important Assignment Information (Assignment Sheets etc)</text:p>
                </text:list-item>
                <text:list-item>
                  <text:p text:style-name="P32">Additional Reading Assignments/Powerpoints</text:p>
                </text:list-item>
                <text:list-item>
                  <text:p text:style-name="P33">Assignment Dropboxes (this is where you submit your assignments)</text:p>
                </text:list-item>
              </text:list>
            </text:list-item>
          </text:list>
        </text:list-item>
      </text:list>
      <text:p text:style-name="Standard"><text:span text:style-name="T34">Homework: Read pages 78-92 in<text:s/></text:span><text:span text:style-name="T35">Writer’s Reference</text:span><text:span text:style-name="T36"><text:s/>(pdf in Moodle), read “Arguing” pages 608-620 in SMGW (pdf moodle), and “Writing a Classical Argument” pages 309-317 in your Allyn Bacon Text – All three documents are found in pdf format in Moodle – under Topic #2 – Reading Assignments from Unit Schedule (you may need to rotate some of the pdf pages).</text:span></text:p>
      <text:p text:style-name="Standard"><text:span text:style-name="T37">Week 3:</text:span></text:p>
      <text:p text:style-name="Standard"><text:span text:style-name="T38">Day 5 -- Tuesday – 9/10—All of the following materials will be under<text:s/></text:span><text:bookmark-start text:name="_Hlk61598977"/><text:span text:style-name="T39">Topic #2 – Argument/Rhetoric Introduction</text:span></text:p>
      <text:list text:style-name="WWNum5" text:continue-numbering="true">
        <text:list-item>
          <text:p text:style-name="P40"><text:bookmark-end text:name="_Hlk61598977"/><text:span text:style-name="T41">“Constructing Reasonable Arguments” (</text:span><text:span text:style-name="T42">A Writer’s Reference pgs 78-91)<text:s/></text:span></text:p>
        </text:list-item>
      </text:list>
      <text:list text:style-name="WWNum51" text:continue-numbering="true">
        <text:list-item>
          <text:p text:style-name="P43">Show Monte Python Video</text:p>
        </text:list-item>
        <text:list-item>
          <text:p text:style-name="P44">Constructing Reasonable Arguments (A Writer’s Reference pgs 78-91) – Review/Extra Credit</text:p>
        </text:list-item>
        <text:list-item>
          <text:p text:style-name="P45">Understanding Argument – Bring Computers</text:p>
        </text:list-item>
      </text:list>
      <text:list text:style-name="WWNum5" text:continue-numbering="true">
        <text:list-item>
          <text:list>
            <text:list-item>
              <text:p text:style-name="P46"/>
            </text:list-item>
          </text:list>
        </text:list-item>
      </text:list>
      <text:p text:style-name="Normal"><text:span text:style-name="T47">Day 6 – Thursday – 9/12</text:span></text:p>
      <text:list text:style-name="WWNum5" text:continue-numbering="true">
        <text:list-item>
          <text:p text:style-name="P48"><text:span text:style-name="T49">Rhetoric -- Topic #2 – Argument/Rhetoric Introduction</text:span></text:p>
          <text:list text:continue-numbering="true">
            <text:list-item>
              <text:p text:style-name="P50"><text:span text:style-name="T51">Review the “Rhetorical Appeals” powerpoint (no assignment) and the “Rhetorical Situation” Power point. In a word document answer the five questions (with additional sub-questions) on slides 9 &amp; 10 of the “Rhetorical Situation” Powerpoint. Answer the five questions about the Martin Luther King “I Have a Dream” speech and the Malcom X “We Didn’t Land on Plymouth Rock” speech. Both powerpoints and speeches are found under – Topic #2 – Powerpoints/Assignments</text:span><text:span text:style-name="T52">-<text:s/></text:span><text:bookmark-start text:name="_Hlk49423711"/><text:span text:style-name="T53">Rhetorical Situation Answered Questions Due to Moodle Dropbox under Topic #2 – Rhetorical Situation – MLK and MX Assignment on Thursday,<text:s/></text:span><text:span text:style-name="T54">9/</text:span><text:span text:style-name="T55">19</text:span></text:p>
            </text:list-item>
          </text:list>
        </text:list-item>
      </text:list>
      <text:p text:style-name="Normal"><text:span text:style-name="T56">Homework: Read --Verbs in<text:s/></text:span><text:span text:style-name="T57">Writer’s Reference<text:s/></text:span><text:span text:style-name="T58">pages 225-235, “Understanding Sentence Structure” pages 615-626 in<text:s/></text:span><text:span text:style-name="T59">The Allyn &amp; Bacon</text:span><text:span text:style-name="T60"><text:s/>and the “Sentence Order” link found as part of your grammar review under Topic #1.</text:span></text:p>
      <text:p text:style-name="P61"><text:bookmark-end text:name="_Hlk49423711"/><text:soft-page-break/>Week 4:</text:p>
      <text:p text:style-name="Standard"><text:span text:style-name="T62">Day 7 -- Tuesday – 9/17</text:span></text:p>
      <text:list text:style-name="WWNum38" text:continue-numbering="true">
        <text:list-item>
          <text:p text:style-name="P63"><text:span text:style-name="T64">Write a Two Page Paraphrase/Summary- Due Thursday,<text:s/></text:span><text:span text:style-name="T65">9/26</text:span><text:span text:style-name="T66"><text:s/>-- <text:s/></text:span><text:span text:style-name="T67">Write a one-page summary about verbs and write another page about Vague Demonstrative Pronouns and Sentence Structure. See the following documents found under Topic #1 for what should be read/reviewed and then summarized:<text:s/></text:span></text:p>
          <text:list text:continue-numbering="true">
            <text:list-item>
              <text:p text:style-name="P68"><text:span text:style-name="T69">See “Verbs” in<text:s/></text:span><text:span text:style-name="T70">Writer’s Reference<text:s/></text:span><text:span text:style-name="T71">pages 225-235—Found under Topic #1</text:span></text:p>
            </text:list-item>
            <text:list-item>
              <text:p text:style-name="P72"><text:span text:style-name="T73">Most Common Verb Tenses</text:span></text:p>
            </text:list-item>
            <text:list-item>
              <text:p text:style-name="P74"><text:span text:style-name="T75">Vague Demonstrative Pronouns</text:span></text:p>
            </text:list-item>
            <text:list-item>
              <text:p text:style-name="P76"><text:span text:style-name="T77">See “Sentence Structure” –<text:s/></text:span><text:span text:style-name="T78">A &amp; B<text:s/></text:span><text:span text:style-name="T79">pages 615-626 – Found under Topic #1</text:span></text:p>
            </text:list-item>
            <text:list-item>
              <text:p text:style-name="P80">Read Paragraph/Summary Document to help understand how to write a summary --Found under – Topic #2 – Reading Assignments from the Unit Schedule (write summary of reading if do not do quiz – online)</text:p>
            </text:list-item>
            <text:list-item>
              <text:p text:style-name="P81"><text:span text:style-name="T82">See Paraphrase/Summary Doc – Found under Topic #1</text:span></text:p>
            </text:list-item>
          </text:list>
        </text:list-item>
        <text:list-item>
          <text:p text:style-name="P83"><text:span text:style-name="T84">Read pages 329-330 in A/B text – Logical Fallacy</text:span></text:p>
        </text:list-item>
        <text:list-item>
          <text:p text:style-name="P85"><text:span text:style-name="T86">Logical Fallacy Review – Topic #2 – Powerpoints/Assignments</text:span></text:p>
          <text:list text:continue-numbering="true">
            <text:list-item>
              <text:p text:style-name="P87"><text:span text:style-name="T88">Review: <text:s/>1) “Logical Fallacy” Powerpoint 2) “Kellyanne Conway – Red Herring” Video 3) The “Fallacy Project” Video</text:span><text:span text:style-name="T89">.</text:span></text:p>
            </text:list-item>
          </text:list>
        </text:list-item>
      </text:list>
      <text:p text:style-name="Normal"><text:span text:style-name="T90">Day 8 -- Thursday – <text:s text:c="2"/>9/19 —</text:span><text:span text:style-name="T91">Rhetorical Situation Assignment Due –<text:s/></text:span><text:span text:style-name="T92">Answered Questions Due to Moodle Dropbox under Topic #2 – Rhetorical Situation – MLK and MX Assignment<text:s/></text:span></text:p>
      <text:list text:style-name="WWNum19" text:continue-numbering="true">
        <text:list-item>
          <text:p text:style-name="P93"><text:bookmark-start text:name="_Hlk48747989"/><text:span text:style-name="T94">Go over -</text:span><text:span text:style-name="T95"><text:s/></text:span><text:span text:style-name="T96">The Modern Language Association (MLA) </text:span><text:span text:style-name="T97">establishes values for acknowledging sources used in a research paper</text:span><text:span text:style-name="T98">.  Two Part Document System<text:s/></text:span><text:span text:style-name="T99">--- See at the top of Topic 3</text:span></text:p>
        </text:list-item>
        <text:list-item>
          <text:p text:style-name="P100"><text:span text:style-name="T101">Start Review of Materials for Citation/MLA Test and Review …</text:span></text:p>
        </text:list-item>
        <text:list-item>
          <text:p text:style-name="P102"><text:span text:style-name="T103">Integrating Source Material—See Powerpoint in Moodle under Topic #3 – MLA/Citation Information</text:span></text:p>
          <text:list text:continue-numbering="true">
            <text:list-item>
              <text:p text:style-name="P104"><text:span text:style-name="T105">See ppt in Moodle—Topic #3</text:span></text:p>
            </text:list-item>
          </text:list>
        </text:list-item>
        <text:list-item>
          <text:p text:style-name="P106"><text:span text:style-name="T107">Review Purdue Owl—See Link under Topic #3 – MLA/Citation Information</text:span></text:p>
          <text:list text:continue-numbering="true">
            <text:list-item>
              <text:p text:style-name="P108"><text:span text:style-name="T109">Review MLA Guide Materials</text:span></text:p>
            </text:list-item>
            <text:list-item>
              <text:p text:style-name="P110"><text:span text:style-name="T111">Formatting and Style Guide</text:span></text:p>
            </text:list-item>
          </text:list>
        </text:list-item>
        <text:list-item>
          <text:p text:style-name="P112"><text:span text:style-name="T113">Review LSU Library Search and Important Search Strategies</text:span></text:p>
          <text:list text:continue-numbering="true">
            <text:list-item>
              <text:p text:style-name="P114"><text:span text:style-name="T115">Refining a search to peer reviewed documents</text:span></text:p>
            </text:list-item>
            <text:list-item>
              <text:p text:style-name="P116"><text:span text:style-name="T117">Obtaining MLA Citation Information<text:s/></text:span></text:p>
            </text:list-item>
          </text:list>
        </text:list-item>
      </text:list>
      <text:p text:style-name="P118"><text:bookmark-end text:name="_Hlk48747989"/>Week 5</text:p>
      <text:p text:style-name="Standard"><text:span text:style-name="T119">Day 9 -- Tuesday – <text:s text:c="2"/>9/24<text:s/></text:span><text:span text:style-name="T120">–<text:s/></text:span></text:p>
      <text:list text:style-name="LFO43" text:continue-numbering="true">
        <text:list-item>
          <text:p text:style-name="P121"><text:span text:style-name="T122">Online Source Credibility—See Under Topic #3 – MLA/Citation Info</text:span></text:p>
          <text:list text:continue-numbering="true">
            <text:list-item>
              <text:p text:style-name="P123"><text:span text:style-name="T124">See Powerpoint in Moodle</text:span></text:p>
            </text:list-item>
          </text:list>
        </text:list-item>
        <text:list-item>
          <text:p text:style-name="P125"><text:span text:style-name="T126">Source Selection – CRAP Criteria – See in Moodle under Topic #3</text:span></text:p>
          <text:list text:continue-numbering="true">
            <text:list-item>
              <text:p text:style-name="P127"><text:span text:style-name="T128">See the CRAP Pdf in Moodle – this criteria helps to determine credible online sources</text:span></text:p>
            </text:list-item>
          </text:list>
        </text:list-item>
        <text:list-item>
          <text:p text:style-name="P129"><text:span text:style-name="T130">Review of Materials for Citation/MLA Test and Review …</text:span></text:p>
        </text:list-item>
      </text:list>
      <text:p text:style-name="Standard"><text:span text:style-name="T131">Day 10 --Thursday – <text:s/>9/26</text:span><text:span text:style-name="T132">-- Two Page Paraphrase/Summary-of Sentence Structure and Verbs Reading Assignment -- Due -- Submit to -- Topic #1 – Grammar Review – Two-Page Summary Verbs and Sentence Structure dropbox</text:span></text:p>
      <text:list text:style-name="LFO44" text:continue-numbering="true">
        <text:list-item>
          <text:p text:style-name="P133"><text:span text:style-name="T134">MLA/Citation Test  -- <text:s/>30 Points  -- We will take the MLA/Citation Test either online or in class – Bring Computers if in class, otherwise I will send a Zoom link. We will answer our questions in a word doc and then submit your test to the assignment dropbox under Topic #3 –</text:span><text:span text:style-name="T135"> Test is Due at the end of your class period</text:span></text:p>
        </text:list-item>
      </text:list>
      <text:p text:style-name="Normal"><text:span text:style-name="T136">Week 6:</text:span></text:p>
      <text:p text:style-name="P137">Day 11-- Tuesday – 10/1—</text:p>
      <text:list text:style-name="LFO45" text:continue-numbering="true">
        <text:list-item>
          <text:p text:style-name="P138">Go over instructions for Research Argument Essay and Topic Proposal</text:p>
        </text:list-item>
        <text:list-item>
          <text:p text:style-name="P139"><text:span text:style-name="T140">Research Argument/Topic Proposal Introduction</text:span></text:p>
          <text:list text:continue-numbering="true">
            <text:list-item>
              <text:p text:style-name="P141"><text:span text:style-name="T142">Review Research Argument Assignment Sheet and Rubric—See under Topic # 7 – Research Argument Essay<text:s/></text:span></text:p>
            </text:list-item>
            <text:list-item>
              <text:p text:style-name="P143"><text:span text:style-name="T144">You will need to review the final Research Argument Essay (that you will write at the end of the semester) to understand the final essay assignment requirements and organization, before drafting your topic proposals. What you select in your topic proposal (topic #4) is what you will write about for the remainder of your assignments – Exploratory Essay, Annotated Bibliography, and your final Research Argument Essay. So, make sure you pick a topic that you are interested in.</text:span></text:p>
            </text:list-item>
          </text:list>
        </text:list-item>
        <text:list-item>
          <text:p text:style-name="P145"><text:span text:style-name="T146">Argument Topic Proposals – See Assignment Sheet under Topic #4--<text:s/></text:span><text:span text:style-name="T147">Topic Proposals Due – Tuesday, 10/8 -- Submit to Moodle Only—See Assignment Dropbox under Topic #4 – Assignment Dropbox Section</text:span></text:p>
          <text:list text:continue-numbering="true">
            <text:list-item>
              <text:p text:style-name="P148"><text:span text:style-name="T149">Review Assignment Sheet entitled -- “Two-Page Topic Proposal to Research Argument”</text:span></text:p>
              <text:list text:continue-numbering="true">
                <text:list-item>
                  <text:p text:style-name="P150"><text:span text:style-name="T151">Remember – The topic that you select in your topic proposal is what you will write about in your final argumentative essay (see Topic #7). Your topic proposal should either be related to your area of study or of a political/social issue from your home country</text:span></text:p>
                </text:list-item>
              </text:list>
            </text:list-item>
            <text:list-item>
              <text:p text:style-name="P152"><text:span text:style-name="T153">Review the student example found directly under the assignment sheet.</text:span></text:p>
            </text:list-item>
            <text:list-item>
              <text:p text:style-name="P154">In this Topic Proposal assignment, you will select a topic for your final Research Argument Assignment—On the first page of this two-page assignment you should answer the five questions posed on the bottom of the assignment sheet. On the second page of your 2-page topic proposal, you should indicate your proposal in essay format (again, see student example for how to do this assignment).</text:p>
            </text:list-item>
          </text:list>
        </text:list-item>
      </text:list>
      <text:p text:style-name="Standard"><text:span text:style-name="T155">Homework: Read “A Rhetorical Guide to Research” pages 507-518 A/B—See MLA/Citation – Topic #3. Read the “Conducting Research” pdf in the Writer's Reference pg 332-346 and “Finding Sources” in the SMGW pdf pg 674-689. Both of these pdf's are found in moodle under Topic #3 MLA/Citation Information – Powerpoints/Reading Assignments.</text:span></text:p>
      <text:p text:style-name="P156"><text:span text:style-name="T157">Day 12 Thursday – 10/3 –<text:s/></text:span></text:p>
      <text:list text:style-name="WWNum36" text:continue-numbering="true">
        <text:list-item>
          <text:p text:style-name="P158">Conducting Research Reading Review Questions</text:p>
        </text:list-item>
        <text:list-item>
          <text:p text:style-name="P159"><text:span text:style-name="T160">Read Invention Strategies (AB – pages 26-32) – See under Topic #4 --<text:s/></text:span></text:p>
        </text:list-item>
        <text:list-item>
          <text:p text:style-name="P161"><text:span text:style-name="T162">See Freewriting Powerpoint under Topic #4<text:s/></text:span></text:p>
          <text:list text:continue-numbering="true">
            <text:list-item>
              <text:p text:style-name="P163"><text:span text:style-name="T164">Do a freewrite of your topic/proposal using the prompt in the freewriting ppt</text:span></text:p>
            </text:list-item>
          </text:list>
        </text:list-item>
      </text:list>
      <text:list text:style-name="WWNum20" text:continue-numbering="true">
        <text:list-item>
          <text:p text:style-name="P165"><text:span text:style-name="T166">Topic Proposal Submission to Online Tutor – Revisions</text:span></text:p>
        </text:list-item>
      </text:list>
      <text:list text:style-name="WWNum36" text:continue-numbering="true">
        <text:list-item>
          <text:p text:style-name="P167"><text:span text:style-name="T168">Topic Proposal Drafting/In Class Volunteers</text:span></text:p>
        </text:list-item>
      </text:list>
      <text:p text:style-name="Normal"><text:span text:style-name="T169">Read, “Writing an Exploratory Essay” 144-151 A/B; and read “Exploring Problems, Making Claims” pages 22-25 A/B—See Reading Materials under Topic #5 – Powerpoints/Reading Materials.</text:span></text:p>
      <text:p text:style-name="P170"/>
      <text:p text:style-name="P171">Week 7:</text:p>
      <text:p text:style-name="Standard"><text:span text:style-name="T172">Day 13 – Tuesday – 10/8 –</text:span><text:bookmark-start text:name="_Hlk80455526"/><text:span text:style-name="T173"><text:s/></text:span><text:span text:style-name="T174">Topic Proposals Due – Submit to Moodle Only—See Assignment Dropbox under Topic #4 – Assignment Dropbox Section</text:span></text:p>
      <text:soft-page-break/>
      <text:list text:style-name="WWNum36" text:continue-numbering="true">
        <text:list-item>
          <text:p text:style-name="P175"><text:span text:style-name="T176">Exploratory Essay Introduction—See Assignment Sheet and Structure/Rubric under Topic #5—Exploratory Essay -- <text:s/>(first two documents)<text:s/></text:span></text:p>
          <text:list text:continue-numbering="true">
            <text:list-item>
              <text:p text:style-name="P177"><text:span text:style-name="T178"><text:s/>Read Assignment Sheet and Exploratory Structure document, which is also the Rubric (break down of how you will be graded on this essay) for this assignment.</text:span></text:p>
            </text:list-item>
            <text:list-item>
              <text:p text:style-name="P179">Review the Student Example – this is to help you determine the given structure to follow</text:p>
            </text:list-item>
          </text:list>
        </text:list-item>
      </text:list>
      <text:p text:style-name="Standard"><text:bookmark-end text:name="_Hlk80455526"/><text:span text:style-name="T180">Day 14 –Thursday – <text:s/>10/10 ––<text:s/></text:span></text:p>
      <text:list text:style-name="WWNum28" text:continue-numbering="true">
        <text:list-item>
          <text:p text:style-name="P181"><text:span text:style-name="T182">Review Exploratory Structure/Rubric – (make sure you understand the assignment requirements as you are drafting your essay—keep your assignment sheet and structure/rubric documents open as you work on your assignment)</text:span></text:p>
        </text:list-item>
        <text:list-item>
          <text:p text:style-name="P183"><text:span text:style-name="T184">Review Curious Versus Research Question Powerpoint found under Topic #5—Powerpoint/Reading Materials – this is important information, as your thesis statement for the Exploratory Essay is going to be a Research Question</text:span></text:p>
        </text:list-item>
        <text:list-item>
          <text:p text:style-name="P185"><text:span text:style-name="T186">Read Page 287 – “Posing a Significant Synthesis Question” and <text:s/>“Asking Questions, Finding Sources” -- 508-510 A/B—Found under Topic #5 – Powerpoints/Reading Materials</text:span></text:p>
        </text:list-item>
        <text:list-item>
          <text:p text:style-name="P187"><text:span text:style-name="T188">Synthesis Questions A/B Page 295 – Questions to help develop the synthesis portion in the conclusion to your essay.</text:span></text:p>
        </text:list-item>
      </text:list>
      <text:p text:style-name="Normal"><text:span text:style-name="T189">Homework: Read pages 451-462 about “Creating Effective Paragraphs” (if you bought the Allyn &amp; Bacon Textbook). Also read -- <text:s/>Source Analysis and Synthesis – pg 292 - 299 Allyn and Bacon</text:span><text:span text:style-name="T190"><text:s/></text:span><text:span text:style-name="T191">– The second reading assignment found under Topic #6 – Powerpoints/Reading Materials</text:span></text:p>
      <text:p text:style-name="Normal"><text:span text:style-name="T192">Week 8:</text:span></text:p>
      <text:p text:style-name="Standard"><text:span text:style-name="T193">Day 15 -- Tuesday – 10/15--<text:s/></text:span><text:span text:style-name="T194"><text:s/></text:span><text:span text:style-name="T195">Mid Semester Grades Due</text:span></text:p>
      <text:list text:style-name="WWNum28" text:continue-numbering="true">
        <text:list-item>
          <text:p text:style-name="P196">Final Topic Proposal Reviews</text:p>
        </text:list-item>
        <text:list-item>
          <text:p text:style-name="P197"><text:span text:style-name="T198">Exploratory Essay Drafting /Revise Essay from Online Tutor Feedback<text:s/></text:span></text:p>
          <text:list text:continue-numbering="true">
            <text:list-item>
              <text:p text:style-name="P199"><text:span text:style-name="T200">Use the feedback from your online tutor to make revisions to your essay.</text:span></text:p>
            </text:list-item>
          </text:list>
        </text:list-item>
      </text:list>
      <text:p text:style-name="Normal"><text:span text:style-name="T201">Day 16 – Thursday – 10/17 –</text:span><text:bookmark-start text:name="_Hlk80534972"/></text:p>
      <text:list text:style-name="WWNum28" text:continue-numbering="true">
        <text:list-item>
          <text:p text:style-name="P202">Fall Holiday</text:p>
        </text:list-item>
      </text:list>
      <text:p text:style-name="Standard"><text:bookmark-end text:name="_Hlk80534972"/><text:span text:style-name="T203">Week 9:</text:span></text:p>
      <text:p text:style-name="Standard"><text:span text:style-name="T204">Day 17 – Tuesday – 10/22–</text:span><text:span text:style-name="T205"><text:s/>Exploratory Rough Draft Due – Please submit a copy of your essay to the Exploratory Rough Draft Assignment Dropbox under Topic #5. Also, resubmit a copy of your<text:s/></text:span><text:soft-page-break/><text:span text:style-name="T206">Exploratory Rough Draft to your online tutor for feedback. You will need to turn in your online tutor feedback Thursday,<text:s/></text:span><text:span text:style-name="T207">10/24</text:span><text:span text:style-name="T208"><text:s/>@ 5pm.<text:s/></text:span></text:p>
      <text:list text:style-name="WWNum28" text:continue-numbering="true">
        <text:list-item>
          <text:p text:style-name="P209">Submit Essays to Online Tutor if haven’t done so yet. Make sure to submit your “Exploratory Structure” document as the description you give to your online tutor.</text:p>
        </text:list-item>
        <text:list-item>
          <text:p text:style-name="P210"><text:span text:style-name="T211">In Class Exploratory Essay Peer Review—See Topic #5 – Assign Peer Review Partner and do peer review in class</text:span><text:span text:style-name="T212">. Note: if you are not in class this day, you will be responsible for arranging your own partner -- I cannot do that after class when everyone already has a partner. If you know you are going to be gone, make prior arrangements.</text:span></text:p>
        </text:list-item>
        <text:list-item>
          <text:p text:style-name="P213"><text:span text:style-name="T214">Read Page 426 “Becoming a Helpful Reader of Classmates’ Drafts”</text:span></text:p>
        </text:list-item>
        <text:list-item>
          <text:p text:style-name="P215"><text:span text:style-name="T216">Exploratory Essay Peer Review – AB 154-155 --</text:span><text:span text:style-name="T217"><text:s/>Exploratory Peer Review Due Thursday,<text:s/></text:span><text:span text:style-name="T218">10/24</text:span><text:span text:style-name="T219"><text:s/>@ 5 pm</text:span></text:p>
          <text:list text:continue-numbering="true">
            <text:list-item>
              <text:p text:style-name="P220"><text:span text:style-name="T221">Answer the Peer Review questions from your Allyn &amp; Bacon text about your partner’s essay. See the questions under Topic #5 – Powerpoints/Reading Materials.</text:span></text:p>
            </text:list-item>
          </text:list>
        </text:list-item>
      </text:list>
      <text:p text:style-name="P222"/>
      <text:p text:style-name="Standard"><text:span text:style-name="T223">Day 18—Thursday – 10/24<text:s/></text:span><text:span text:style-name="T224">--- Exploratory Essay Peer Review and Online Tutor Feedback Due – Both at 5pm</text:span></text:p>
      <text:list text:style-name="LFO47" text:continue-numbering="true">
        <text:list-item>
          <text:p text:style-name="P225"><text:span text:style-name="T226">Exploratory Essay Peer Review—See Topic #5 –</text:span></text:p>
        </text:list-item>
        <text:list-item>
          <text:p text:style-name="P227"><text:span text:style-name="T228">Read Page 426 “Becoming a Helpful Reader of Classmates’ Drafts”</text:span></text:p>
        </text:list-item>
      </text:list>
      <text:list text:style-name="WWNum28" text:continue-numbering="true">
        <text:list-item>
          <text:p text:style-name="P229"><text:span text:style-name="T230">Exploratory Essay Peer Review – AB 154-155<text:s/></text:span></text:p>
          <text:list text:continue-numbering="true">
            <text:list-item>
              <text:p text:style-name="P231"><text:span text:style-name="T232">Answer the Peer Review questions from your Allyn &amp; Bacon text about your partner’s essay. See the questions under Topic #5 – Powerpoints/Reading Materials.</text:span></text:p>
            </text:list-item>
          </text:list>
        </text:list-item>
        <text:list-item>
          <text:p text:style-name="P233"><text:span text:style-name="T234">Revise Essay from Online Tutor Feedback<text:s/></text:span></text:p>
          <text:list text:continue-numbering="true">
            <text:list-item>
              <text:p text:style-name="P235"><text:span text:style-name="T236">Use the feedback from your online tutor to make revisions to your essay.</text:span></text:p>
            </text:list-item>
          </text:list>
        </text:list-item>
      </text:list>
      <text:p text:style-name="Standard"><text:span text:style-name="T237">Week 10:</text:span></text:p>
      <text:p text:style-name="P238">Day 17 – Tuesday –<text:bookmark-start text:name="_Hlk47886518"/><text:bookmark-start text:name="_Hlk47884883"/><text:s/>10/29</text:p>
      <text:list text:style-name="WWNum28" text:continue-numbering="true">
        <text:list-item>
          <text:p text:style-name="P239">Paragraphs – MEAL and Old/New Contract (See under Topic #6 – Ab’s)</text:p>
        </text:list-item>
        <text:list-item>
          <text:p text:style-name="P240"><text:span text:style-name="T241">Exploratory Essay Drafting /Revise Essay from Online Tutor Feedback<text:s/></text:span></text:p>
          <text:list text:continue-numbering="true">
            <text:list-item>
              <text:p text:style-name="P242"><text:span text:style-name="T243">Use the feedback from your online tutor to make revisions to your essay.</text:span><text:bookmark-end text:name="_Hlk47886518"/><text:bookmark-end text:name="_Hlk47884883"/></text:p>
            </text:list-item>
          </text:list>
        </text:list-item>
      </text:list>
      <text:p text:style-name="P244"/>
      <text:soft-page-break/>
      <text:p text:style-name="Normal"><text:span text:style-name="T245">Day 18—Thursday –<text:s/></text:span><text:bookmark-start text:name="_Hlk80536036"/><text:span text:style-name="T246">10/31</text:span><text:span text:style-name="T247"><text:s/>Final Draft Exploratory Essay Due – Submit the Final Draft of your Exploratory Essay to the Exploratory Final Draft Assignment Dropbox found under Assignment Dropboxes in Topic #5. For this assignment, my feedback to your writing assignment will be found in an attached document in your Moodle assignment.<text:s/></text:span></text:p>
      <text:list text:style-name="WWNum5" text:continue-numbering="true">
        <text:list-item>
          <text:p text:style-name="P248"><text:span text:style-name="T249">Annotated Bibliography Introduction</text:span></text:p>
          <text:list text:continue-numbering="true">
            <text:list-item>
              <text:p text:style-name="P250"><text:span text:style-name="T251">Read the Annotated Bibliography Assignment Sheet (1</text:span><text:span text:style-name="T252">st</text:span><text:span text:style-name="T253"><text:s/>document in Topic #6) and Review the Annotated Bibliography Powerpoint – Found under Powerpoints/Reading Materials in Topic #6</text:span></text:p>
            </text:list-item>
          </text:list>
        </text:list-item>
      </text:list>
      <text:list text:style-name="WWNum28" text:continue-numbering="true">
        <text:list-item>
          <text:p text:style-name="P254"><text:span text:style-name="T255">Annotated Bibliography Comparison</text:span></text:p>
          <text:list text:continue-numbering="true">
            <text:list-item>
              <text:p text:style-name="P256"><text:span text:style-name="T257">Compare/Contrast Sample Annotated Bibliographies 1 &amp; 2 found under your Annotated Bibliography Assignment Sheet. Note the differences between a successful completion of this assignment and one that did not fare so well. Follow the example in #1.</text:span></text:p>
            </text:list-item>
          </text:list>
        </text:list-item>
        <text:list-item>
          <text:p text:style-name="P258"><text:span text:style-name="T259">Review the “Thesis Statements Powerpoint” found under Topic #6 – Powerpoints/Reading Materials</text:span><text:span text:style-name="T260">)</text:span></text:p>
          <text:list text:continue-numbering="true">
            <text:list-item>
              <text:p text:style-name="P261"><text:span text:style-name="T262">Answer the questions about your topic that are posed on slide #9 (include answered questions as the first part of your assignment) and then use those answered questions to draft your thesis statement. You should have three parts to your thesis statement (see example thesis on slide #8 and follow that model for yours):</text:span></text:p>
              <text:list text:continue-numbering="true">
                <text:list-item>
                  <text:p text:style-name="P263"><text:span text:style-name="T264">1) An Opposing View</text:span></text:p>
                </text:list-item>
                <text:list-item>
                  <text:p text:style-name="P265"><text:span text:style-name="T266">2) A statement of your claim</text:span></text:p>
                </text:list-item>
                <text:list-item>
                  <text:p text:style-name="P267"><text:span text:style-name="T268">3) Two reasons that support your claim<text:s/></text:span></text:p>
                </text:list-item>
              </text:list>
            </text:list-item>
          </text:list>
        </text:list-item>
        <text:list-item>
          <text:p text:style-name="P269"><text:span text:style-name="T270">Draft Thesis Statement</text:span></text:p>
          <text:list text:continue-numbering="true">
            <text:list-item>
              <text:p text:style-name="P271"><text:span text:style-name="T272">The working thesis statement that you draft for your AB will be the same one that you use for your final Research Argument Essay. But I also want you to include it in your Annotated Bibliography assignment (see Annotated Bibliography Sample #1) so that I can ensure the sources you compile in your Annotated Bibliography are closely aligned with the required components of your final essay (vis a vis your thesis statement).<text:s/></text:span><text:span text:style-name="T273">Working thesis Statements Due on Tuesday,<text:s/></text:span><text:span text:style-name="T274">11/5</text:span><text:span text:style-name="T275">—Submit assignment to “Thesis Statements” assignment dropbox found under Topic #6</text:span></text:p>
            </text:list-item>
          </text:list>
        </text:list-item>
      </text:list>
      <text:list text:style-name="LFO48" text:continue-numbering="true">
        <text:list-item>
          <text:p text:style-name="P276">Continue Drafting Thesis Statements and Annotated Bibliographies</text:p>
        </text:list-item>
        <text:list-item>
          <text:p text:style-name="P277"><text:span text:style-name="T278">Thesis Statement Approval and/or Revisions—We will be workshopping your thesis statements in class to ensure you have what you need for your Annotated Bibliographies and final essays.</text:span></text:p>
        </text:list-item>
      </text:list>
      <text:list text:style-name="WWNum6" text:continue-numbering="true">
        <text:list-item>
          <text:p text:style-name="P279"><text:span text:style-name="T280">Annotated Bibliography Drafting/Revision—Revise you Annotated Bibliography according to your online tutor feedback.</text:span></text:p>
        </text:list-item>
      </text:list>
      <text:p text:style-name="P281"/>
      <text:p text:style-name="Standard"><text:bookmark-end text:name="_Hlk80536036"/><text:span text:style-name="T282">Week 11:</text:span></text:p>
      <text:p text:style-name="Normal"><text:span text:style-name="T283">Day 19 – Tuesday – 11/5</text:span><text:span text:style-name="T284"><text:s/></text:span><text:span text:style-name="T285">Thesis Statements Due —Submit assignment to “Thesis Statements” assignment dropbox found under Topic #6</text:span></text:p>
      <text:list text:style-name="LFO52" text:continue-numbering="true">
        <text:list-item>
          <text:p text:style-name="P286"><text:span text:style-name="T287">Thesis Statement Approval and/or Revisions—I will be going over your thesis statements to ensure you have what you need for your Annotated Bibliographies and final essays.<text:s/></text:span></text:p>
        </text:list-item>
      </text:list>
      <text:list text:style-name="LFO48" text:continue-numbering="true">
        <text:list-item>
          <text:p text:style-name="P288"><text:span text:style-name="T289">Review Analysis Synthesis Reading in Moodle – AB 292 – 299 – Found in Topic 6 – Powerpoints/Reading Materials – To help develop AB Annotations</text:span></text:p>
        </text:list-item>
      </text:list>
      <text:p text:style-name="Normal"><text:span text:style-name="T290">Day 20 – Thursday – 11/7 --<text:s/></text:span><text:span text:style-name="T291">– Annotated Bibliography Rough Draft Due – Submit a copy to Moodle to your Annotated Bibliography Rough Draft Assignment Dropbox found under Topic #6. Remember, your similarity report in Turnitin should be 15% or less (do not worry about source citation information that is highlighted and/or counted in your similarity report). Also, submit a copy of your AB to your Online Tutor. <text:s/>Submit a copy of your Annotated Bibliography to your Online Tutor as soon as you finish your rough draft, so that you can receive your feedback as soon as possible. Online Tutor feedback due tomorrow.</text:span></text:p>
      <text:list text:style-name="LFO48" text:continue-numbering="true">
        <text:list-item>
          <text:p text:style-name="P292"><text:span text:style-name="T293"><text:s/></text:span><text:span text:style-name="T294">AB In Class Peer Review Workshop – see/do peer review questions 1-5 on slides 19 and 20 of Annotated Bibliography ppt found in Moodle under Topic #6—Note: If you are not in class, it is up to you to make up the assignment (you will have to make peer review arrangements on your own).<text:s/></text:span></text:p>
        </text:list-item>
        <text:list-item>
          <text:p text:style-name="P295">Submit AB to Online Tutor – See the AB Rough Draft Assignment Dropbox for what you should submit for the description for this assignment</text:p>
        </text:list-item>
        <text:list-item>
          <text:p text:style-name="P296"><text:span text:style-name="T297">Thesis Statement Approval and/or Revisions—I will be going over your thesis statements to ensure you have what you need for your Annotated Bibliographies and final essays.<text:s/></text:span></text:p>
        </text:list-item>
        <text:list-item>
          <text:p text:style-name="P298"><text:span text:style-name="T299">Review Analysis Synthesis Reading in Moodle – AB 292 – 299 – Found in Topic 6 – Powerpoints/Reading Materials – To help develop AB Annotations</text:span></text:p>
        </text:list-item>
      </text:list>
      <text:p text:style-name="P300"/>
      <text:p text:style-name="P301"/>
      <text:soft-page-break/>
      <text:p text:style-name="Standard"><text:span text:style-name="T302">Week 12:</text:span></text:p>
      <text:p text:style-name="P303">Day 21 – Tuesday – 11/12 –</text:p>
      <text:list text:style-name="LFO49" text:continue-numbering="true">
        <text:list-item>
          <text:p text:style-name="P304"><text:span text:style-name="T305">Research Argument Introduction</text:span></text:p>
        </text:list-item>
      </text:list>
      <text:list text:style-name="WWNum6" text:continue-numbering="true">
        <text:list-item>
          <text:list>
            <text:list-item>
              <text:p text:style-name="P306"><text:span text:style-name="T307">Review Assignment Sheet and Rubric under topic #7 – (the 1</text:span><text:span text:style-name="T308">st</text:span><text:span text:style-name="T309"><text:s/>and 2</text:span><text:span text:style-name="T310">nd</text:span><text:span text:style-name="T311"><text:s/>documents found in that topic). Make sure to read through and take notice of all the due dates and requirements accompanying these assignment documents.</text:span></text:p>
            </text:list-item>
          </text:list>
        </text:list-item>
        <text:list-item>
          <text:p text:style-name="P312"><text:span text:style-name="T313">Argument Outline<text:s/></text:span></text:p>
          <text:list text:continue-numbering="true">
            <text:list-item>
              <text:p text:style-name="P314"><text:span text:style-name="T315">Review Structure/Organization you should use for your final Research Argument Essay in Rubric</text:span></text:p>
            </text:list-item>
            <text:list-item>
              <text:p text:style-name="P316"><text:span text:style-name="T317">Also, see the “Student Example Outline and Rough Draft” for what you need to submit for your Research Argument Outline and Rough Draft Assignment<text:s/></text:span></text:p>
            </text:list-item>
            <text:list-item>
              <text:p text:style-name="P318"><text:span text:style-name="T319">You should also take note of 1) how the outline should be done from the student example and 2) how you should format your outline/rough draft assignment – with the outline first and the rough draft directly following the outline (all in the same document).</text:span></text:p>
            </text:list-item>
          </text:list>
        </text:list-item>
      </text:list>
      <text:list text:style-name="WWNum11" text:continue-numbering="true">
        <text:list-item>
          <text:p text:style-name="P320"><text:span text:style-name="T321">Outline/Rough Draft drafting</text:span></text:p>
        </text:list-item>
      </text:list>
      <text:p text:style-name="P322"/>
      <text:p text:style-name="Standard"><text:span text:style-name="T323">Wednesday – 11/13 --<text:s/></text:span><text:span text:style-name="T324">Annotated Bibliography Final Draft Due – Submit a copy to Moodle to your Annotated Bibliography Final Draft Assignment Dropbox found under Topic #6. Remember, your similarity report in Turnitin should be 15% or less (do not worry about source citation information that is highlighted and/or counted in your similarity report). My feedback to your writing assignments will be found by going to your Turnitin assignment submission -- clicking on your similarity report box (that indicates your similarity percentage) -- you should then be able to see the assignment you submitted. Then go to the right-hand column and find the piece of paper with a blue check mark in it. Click on that. Then you will be able to see my comments/feedback in the icons throughout your assignment. You will have to click on each different icon to see the comments there-with-in.<text:s/></text:span></text:p>
      <text:p text:style-name="P325"/>
      <text:p text:style-name="Standard"><text:span text:style-name="T326">Day 22 – Thursday –11/14<text:s/></text:span><text:span text:style-name="T327">–<text:s/></text:span><text:span text:style-name="T328">--<text:s/></text:span></text:p>
      <text:list text:style-name="WWNum6" text:continue-numbering="true">
        <text:list-item>
          <text:p text:style-name="P329"><text:span text:style-name="T330">Argument Outline<text:s/></text:span></text:p>
          <text:list text:continue-numbering="true">
            <text:list-item>
              <text:p text:style-name="P331"><text:span text:style-name="T332">Review Structure/Organization you should use for your final Research Argument Essay in Rubric</text:span></text:p>
            </text:list-item>
            <text:list-item>
              <text:p text:style-name="P333"><text:span text:style-name="T334">Also, see the “Student Example Outline and Rough Draft” for what you need to submit for your Research Argument Outline and Rough Draft Assignment<text:s/></text:span></text:p>
            </text:list-item>
            <text:list-item>
              <text:p text:style-name="P335"><text:span text:style-name="T336">You should also take note of 1) how the outline should be done from the student example and 2) how you should format your outline/rough draft assignment – with the outline first and the rough draft directly following the outline (all in the same document).</text:span></text:p>
            </text:list-item>
          </text:list>
        </text:list-item>
      </text:list>
      <text:list text:style-name="WWNum11" text:continue-numbering="true">
        <text:list-item>
          <text:p text:style-name="P337"><text:span text:style-name="T338">Outline/Rough Draft drafting</text:span></text:p>
        </text:list-item>
        <text:list-item>
          <text:p text:style-name="P339"><text:span text:style-name="T340">Take volunteers for early presentations</text:span></text:p>
        </text:list-item>
      </text:list>
      <text:p text:style-name="Standard"><text:span text:style-name="T341">Week 13:</text:span></text:p>
      <text:p text:style-name="Standard"><text:span text:style-name="T342">Monday,<text:s/></text:span><text:span text:style-name="T343">11/18 --<text:s/></text:span><text:span text:style-name="T344">Due -- Research Argument Essay Outline and Rough Draft Due 9am – Please submit a copy of your outline and rough draft to Moodle (turnitin) –See Research Argument Rough Draft Assignment Dropbox under Topic #7 – You should submit both your outline and your rough draft in the same document for this assignment to be complete (see Example Student Outline and Rough Draft under rubric in moodle).<text:s/></text:span><text:span text:style-name="T345">My feedback to your writing assignments will be found by going to your Turnitin assignment submission -- clicking on your similarity report box (that indicates your similarity percentage) -- you should then be able to see the assignment you submitted. Then go to the right -hand column and find the piece of paper with a blue check mark in it. Click on that. Then you will be able to see my comments/feedback in the icons throughout your assignment. This feedback will count as your conference feedback and you are expected to make the necessary revisions/changes suggested about the final draft of your Research Argument Essay.<text:s/></text:span><text:span text:style-name="T346">Also, submit a copy of your Argument Essay outline/rough draft to your Online Tutor (think of doing this multiple times for this essay as it is worth a lot of points), also you could make an appointment with the LSU writing center. The first submission of your online tutor feedback (you can make multiple submissions to your online tutor) for your Argument Research Essay is due to Moodle Tuesday,<text:s/></text:span><text:span text:style-name="T347">11/19</text:span><text:span text:style-name="T348"><text:s/>@ 12pm</text:span></text:p>
      <text:p text:style-name="P349"/>
      <text:p text:style-name="Normal"><text:span text:style-name="T350">Day 23 —Tuesday 11/19 –</text:span><text:span text:style-name="T351"><text:s/></text:span><text:bookmark-start text:name="_Hlk47885495"/><text:span text:style-name="T352">Online Tutor Feedback Due</text:span></text:p>
      <text:list text:style-name="LFO49" text:continue-numbering="true">
        <text:list-item>
          <text:p text:style-name="P353"><text:bookmark-start text:name="_Hlk175320961"/><text:span text:style-name="T354">Conferences (see above information for where to find my feedback)</text:span></text:p>
        </text:list-item>
      </text:list>
      <text:p text:style-name="Standard"><text:bookmark-end text:name="_Hlk47885495"/><text:bookmark-end text:name="_Hlk175320961"/><text:span text:style-name="T355">Day 24—Thursday – 11/21 –</text:span><text:span text:style-name="T356"><text:s/></text:span></text:p>
      <text:list text:style-name="LFO49" text:continue-numbering="true">
        <text:list-item>
          <text:p text:style-name="P357"><text:span text:style-name="T358">Conferences (see above information for where to find my feedback)</text:span></text:p>
        </text:list-item>
      </text:list>
      <text:p text:style-name="P359">Week 14<text:bookmark-start text:name="_Hlk175320789"/></text:p>
      <text:p text:style-name="Standard"><text:bookmark-end text:name="_Hlk175320789"/><text:span text:style-name="T360">Day 25 – Tuesday – 11/26 —<text:s/></text:span><text:span text:style-name="T361">Final Draft</text:span><text:span text:style-name="T362"><text:s/></text:span><text:span text:style-name="T363">Argument Research Essay Due—Please submit a copy of the final draft of your “Research Argument Essay” to Moodle – under Topic #7 – “Research Argument Essay Final Draft” assignment dropbox. Make sure that you do not turn in your outline with this assignment, that you turned in with your rough draft, as that will impact the required page<text:s/></text:span><text:soft-page-break/><text:span text:style-name="T364">requirement you have for this assignment. Also make sure that you have a 15% similarity report or less.</text:span></text:p>
      <text:list text:style-name="WWNum1" text:continue-numbering="true">
        <text:list-item>
          <text:p text:style-name="P365"><text:span text:style-name="T366">Go over presentation guidelines</text:span></text:p>
        </text:list-item>
      </text:list>
      <text:list text:style-name="LFO50" text:continue-numbering="true">
        <text:list-item>
          <text:p text:style-name="P367"><text:span text:style-name="T368">Presentations</text:span></text:p>
        </text:list-item>
        <text:list-item>
          <text:p text:style-name="P369"><text:span text:style-name="T370">Last Day of Class</text:span></text:p>
        </text:list-item>
      </text:list>
      <text:p text:style-name="P371">Day 26 – Thursday – 11/28 –<text:s/><text:bookmark-start text:name="_Hlk48923675"/></text:p>
      <text:list text:style-name="WWNum6" text:continue-numbering="true">
        <text:list-item>
          <text:p text:style-name="P372"><text:bookmark-end text:name="_Hlk48923675"/><text:span text:style-name="T373">Thanksgiving</text:span></text:p>
        </text:list-item>
      </text:list>
      <text:p text:style-name="P374">Week 15:</text:p>
      <text:p text:style-name="P375">Day 27 – Tuesday – <text:s text:c="2"/><text:bookmark-start text:name="_Hlk156303459"/>12/3</text:p>
      <text:list text:style-name="LFO43" text:continue-numbering="true">
        <text:list-item>
          <text:p text:style-name="P376">Presentations</text:p>
        </text:list-item>
      </text:list>
      <text:p text:style-name="Standard"><text:bookmark-end text:name="_Hlk156303459"/><text:span text:style-name="T377">Day 28-- Thursday – 12/5 --<text:s/></text:span><text:span text:style-name="T378"><text:s/></text:span></text:p>
      <text:list text:style-name="LFO50" text:continue-numbering="true">
        <text:list-item>
          <text:p text:style-name="P379"><text:span text:style-name="T380">Presentations</text:span></text:p>
        </text:list-item>
        <text:list-item>
          <text:p text:style-name="P381"><text:span text:style-name="T382">Last Day of Class</text:span></text:p>
        </text:list-item>
      </text:list>
      <text:p text:style-name="Standard"><text:span text:style-name="T383">Week 16:</text:span></text:p>
      <text:p text:style-name="Standard"><text:span text:style-name="T384">Day 29 -- Tuesday – 12/10</text:span></text:p>
      <text:list text:style-name="LFO51" text:continue-numbering="true">
        <text:list-item>
          <text:p text:style-name="P385"/>
        </text:list-item>
      </text:list>
      <text:p text:style-name="P386">Day 30 --<text:s/><text:bookmark-start text:name="_Hlk50116115"/>Thursday –<text:s/><text:bookmark-end text:name="_Hlk50116115"/>12/12</text:p>
      <text:list text:style-name="LFO46" text:continue-numbering="true">
        <text:list-item>
          <text:p text:style-name="P387"/>
        </text:list-item>
      </text:list>
      <text:p text:style-name="Standard">Course Schedule (Subject to Change)—1005 – Fall 24</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Source Sans Pro" svg:font-family="Source Sans Pro"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0pt" fo:hyphenate="false"/>
    </style:style>
    <style:style style:name="ListLabel1" style:display-name="ListLabel 1" style:family="text">
      <style:text-properties style:font-name-complex="Courier New"/>
    </style:style>
    <style:style style:name="ListLabel2" style:display-name="ListLabel 2" style:family="text">
      <style:text-properties fo:color="#00000A"/>
    </style:style>
    <style:style style:name="WW_CharLFO1LVL1" style:family="text">
      <style:text-properties style:font-name="Symbol" fo:color="#00000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51" style:display-name="WWNum5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color="#00000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81" style:display-name="WWNum281">
      <text:list-level-style-bullet text:level="1" text:style-name="WW_CharLFO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color="#00000A"/>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0" style:display-name="WWNum210">
      <text:list-level-style-bullet text:level="1" text:style-name="WW_CharLFO3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9" style:display-name="WWNum39">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color="#00000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fo:color="#00000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5" style:display-name="WW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6" style:display-name="WWNum6">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8" style:display-name="WW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9" style:display-name="WWNum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0" style:display-name="WWNum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1" style:display-name="WWNum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2" style:display-name="WW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3" style:display-name="WWNum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4" style:display-name="WW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5" style:display-name="WWNum15">
      <text:list-level-style-bullet text:level="1" text:style-name="WW_CharLFO19LVL1" text:bullet-char="">
        <style:list-level-properties text:space-before="0.277in" text:min-label-width="0.25in" text:list-level-position-and-space-mode="label-alignment">
          <style:list-level-label-alignment text:label-followed-by="listtab" fo:margin-left="0.527in" fo:text-indent="-0.25in"/>
        </style:list-level-properties>
        <style:text-properties style:font-name="Symbol"/>
      </text:list-level-style-bullet>
      <text:list-level-style-bullet text:level="2" text:style-name="WW_CharLFO19LVL2" text:bullet-char="o">
        <style:list-level-properties text:space-before="0.777in" text:min-label-width="0.25in" text:list-level-position-and-space-mode="label-alignment">
          <style:list-level-label-alignment text:label-followed-by="listtab" fo:margin-left="1.027in" fo:text-indent="-0.25in"/>
        </style:list-level-properties>
        <style:text-properties style:font-name="Courier New"/>
      </text:list-level-style-bullet>
      <text:list-level-style-bullet text:level="3" text:style-name="WW_CharLFO19LVL3" text:bullet-char="">
        <style:list-level-properties text:space-before="1.277in" text:min-label-width="0.25in" text:list-level-position-and-space-mode="label-alignment">
          <style:list-level-label-alignment text:label-followed-by="listtab" fo:margin-left="1.527in" fo:text-indent="-0.25in"/>
        </style:list-level-properties>
        <style:text-properties style:font-name="Wingdings"/>
      </text:list-level-style-bullet>
      <text:list-level-style-bullet text:level="4" text:style-name="WW_CharLFO19LVL4" text:bullet-char="">
        <style:list-level-properties text:space-before="1.777in" text:min-label-width="0.25in" text:list-level-position-and-space-mode="label-alignment">
          <style:list-level-label-alignment text:label-followed-by="listtab" fo:margin-left="2.027in" fo:text-indent="-0.25in"/>
        </style:list-level-properties>
        <style:text-properties style:font-name="Symbol"/>
      </text:list-level-style-bullet>
      <text:list-level-style-bullet text:level="5" text:style-name="WW_CharLFO19LVL5" text:bullet-char="o">
        <style:list-level-properties text:space-before="2.277in" text:min-label-width="0.25in" text:list-level-position-and-space-mode="label-alignment">
          <style:list-level-label-alignment text:label-followed-by="listtab" fo:margin-left="2.527in" fo:text-indent="-0.25in"/>
        </style:list-level-properties>
        <style:text-properties style:font-name="Courier New"/>
      </text:list-level-style-bullet>
      <text:list-level-style-bullet text:level="6" text:style-name="WW_CharLFO19LVL6" text:bullet-char="">
        <style:list-level-properties text:space-before="2.777in" text:min-label-width="0.25in" text:list-level-position-and-space-mode="label-alignment">
          <style:list-level-label-alignment text:label-followed-by="listtab" fo:margin-left="3.027in" fo:text-indent="-0.25in"/>
        </style:list-level-properties>
        <style:text-properties style:font-name="Wingdings"/>
      </text:list-level-style-bullet>
      <text:list-level-style-bullet text:level="7" text:style-name="WW_CharLFO19LVL7" text:bullet-char="">
        <style:list-level-properties text:space-before="3.277in" text:min-label-width="0.25in" text:list-level-position-and-space-mode="label-alignment">
          <style:list-level-label-alignment text:label-followed-by="listtab" fo:margin-left="3.527in" fo:text-indent="-0.25in"/>
        </style:list-level-properties>
        <style:text-properties style:font-name="Symbol"/>
      </text:list-level-style-bullet>
      <text:list-level-style-bullet text:level="8" text:style-name="WW_CharLFO19LVL8" text:bullet-char="o">
        <style:list-level-properties text:space-before="3.777in" text:min-label-width="0.25in" text:list-level-position-and-space-mode="label-alignment">
          <style:list-level-label-alignment text:label-followed-by="listtab" fo:margin-left="4.027in" fo:text-indent="-0.25in"/>
        </style:list-level-properties>
        <style:text-properties style:font-name="Courier New"/>
      </text:list-level-style-bullet>
      <text:list-level-style-bullet text:level="9" text:style-name="WW_CharLFO19LVL9" text:bullet-char="">
        <style:list-level-properties text:space-before="4.277in" text:min-label-width="0.25in" text:list-level-position-and-space-mode="label-alignment">
          <style:list-level-label-alignment text:label-followed-by="listtab" fo:margin-left="4.527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6" style:display-name="WWNum1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7" style:display-name="WWNum17">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8" style:display-name="WWNum1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19" style:display-name="WWNum19">
      <text:list-level-style-bullet text:level="1" text:style-name="WW_CharLFO23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0" style:display-name="WWNum20">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1" style:display-name="WWNum2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2" style:display-name="WWNum2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3" style:display-name="WWNum23">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4" style:display-name="WWNum24">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5" style:display-name="WWNum25">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6" style:display-name="WWNum26">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27" style:display-name="WWNum27">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28" style:display-name="WWNum28">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29" style:display-name="WWNum29">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0" style:display-name="WWNum30">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1" style:display-name="WWNum31">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2" style:display-name="WWNum32">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3" style:display-name="WWNum33">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4" style:display-name="WWNum34">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5" style:display-name="WWNum35">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6" style:display-name="WWNum36">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37" style:display-name="WWNum37">
      <text:list-level-style-bullet text:level="1" text:style-name="WW_CharLFO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38" style:display-name="WWNum38">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e</meta:initial-creator>
    <dc:creator>Teresa Iverson</dc:creator>
    <meta:creation-date>2024-08-20T19:04:00Z</meta:creation-date>
    <dc:date>2024-08-23T21:01:00Z</dc:date>
    <meta:template xlink:href="Normal" xlink:type="simple"/>
    <meta:editing-cycles>14</meta:editing-cycles>
    <meta:editing-duration>PT1669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41" meta:word-count="3131" meta:character-count="20943" meta:row-count="148" meta:non-whitespace-character-count="17853"/>
  </office:meta>
</office:document-meta>
</file>